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media/image2.svg" manifest:media-type=""/>
  <manifest:file-entry manifest:full-path="media/image3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546">
      <style:graphic-properties draw:fill="none" draw:stroke="dash" draw:stroke-dash="a545" svg:stroke-width="0.02083in" svg:stroke-color="#b87cbc" svg:stroke-opacity="20%" draw:stroke-linejoin="miter" svg:stroke-linecap="butt"/>
    </style:style>
    <style:style style:family="graphic" style:name="a548">
      <style:graphic-properties draw:fill="none" draw:stroke="dash" draw:stroke-dash="a547" svg:stroke-width="0.02083in" svg:stroke-color="#b87cbc" svg:stroke-opacity="20%" draw:stroke-linejoin="miter" svg:stroke-linecap="butt"/>
    </style:style>
    <style:style style:family="graphic" style:name="a511">
      <style:graphic-properties draw:fill="none" draw:stroke="dash" draw:stroke-dash="a510" svg:stroke-width="0.02083in" svg:stroke-color="#b87cbc" svg:stroke-opacity="25%" draw:stroke-linejoin="miter" svg:stroke-linecap="butt"/>
    </style:style>
    <style:style style:family="graphic" style:name="a513">
      <style:graphic-properties draw:fill="none" draw:stroke="dash" draw:stroke-dash="a512" svg:stroke-width="0.02083in" svg:stroke-color="#b87cbc" svg:stroke-opacity="25%" draw:stroke-linejoin="miter" svg:stroke-linecap="butt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>
      <style:graphic-properties draw:fill="none" draw:stroke="dash" draw:stroke-dash="a579" svg:stroke-width="0.02083in" svg:stroke-color="#b87cbc" svg:stroke-opacity="20%" draw:stroke-linejoin="miter" svg:stroke-linecap="butt"/>
    </style:style>
    <style:style style:family="paragraph" style:name="a5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middle" draw:textarea-horizontal-align="center" draw:fill="solid" draw:fill-color="#c894b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582">
      <style:graphic-properties draw:fill="none" draw:stroke="dash" draw:stroke-dash="a581" svg:stroke-width="0.02083in" svg:stroke-color="#b87cbc" svg:stroke-opacity="20%" draw:stroke-linejoin="miter" svg:stroke-linecap="butt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draw:fill="none" draw:stroke="dash" draw:stroke-dash="a583" svg:stroke-width="0.02083in" svg:stroke-color="#b87cbc" svg:stroke-opacity="20%" draw:stroke-linejoin="miter" svg:stroke-linecap="butt"/>
    </style:style>
    <style:style style:family="graphic" style:name="a586">
      <style:graphic-properties draw:fill="none" draw:stroke="dash" draw:stroke-dash="a585" svg:stroke-width="0.02083in" svg:stroke-color="#b87cbc" svg:stroke-opacity="20%" draw:stroke-linejoin="miter" svg:stroke-linecap="butt"/>
    </style:style>
    <style:style style:family="graphic" style:name="a588">
      <style:graphic-properties draw:fill="none" draw:stroke="dash" draw:stroke-dash="a587" svg:stroke-width="0.02083in" svg:stroke-color="#b87cbc" svg:stroke-opacity="20%" draw:stroke-linejoin="miter" svg:stroke-linecap="butt"/>
    </style:style>
    <style:style style:family="graphic" style:name="a471">
      <style:graphic-properties draw:fill="none" draw:stroke="dash" draw:stroke-dash="a470" svg:stroke-width="0.02083in" svg:stroke-color="#b87cbc" svg:stroke-opacity="25%" draw:stroke-linejoin="miter" svg:stroke-linecap="butt"/>
    </style:style>
    <style:style style:family="graphic" style:name="a473">
      <style:graphic-properties draw:fill="none" draw:stroke="dash" draw:stroke-dash="a472" svg:stroke-width="0.02083in" svg:stroke-color="#b87cbc" svg:stroke-opacity="25%" draw:stroke-linejoin="miter" svg:stroke-linecap="butt"/>
    </style:style>
    <style:style style:family="graphic" style:name="a475">
      <style:graphic-properties draw:fill="none" draw:stroke="dash" draw:stroke-dash="a474" svg:stroke-width="0.02083in" svg:stroke-color="#b87cbc" svg:stroke-opacity="25%" draw:stroke-linejoin="miter" svg:stroke-linecap="butt"/>
    </style:style>
    <style:style style:family="graphic" style:name="a550">
      <style:graphic-properties draw:fill="none" draw:stroke="dash" draw:stroke-dash="a549" svg:stroke-width="0.02083in" svg:stroke-color="#b87cbc" svg:stroke-opacity="20%" draw:stroke-linejoin="miter" svg:stroke-linecap="butt"/>
    </style:style>
    <style:style style:family="graphic" style:name="a477">
      <style:graphic-properties draw:fill="none" draw:stroke="dash" draw:stroke-dash="a476" svg:stroke-width="0.02083in" svg:stroke-color="#b87cbc" svg:stroke-opacity="25%" draw:stroke-linejoin="miter" svg:stroke-linecap="butt"/>
    </style:style>
    <style:style style:family="graphic" style:name="a552">
      <style:graphic-properties draw:fill="none" draw:stroke="dash" draw:stroke-dash="a551" svg:stroke-width="0.02083in" svg:stroke-color="#b87cbc" svg:stroke-opacity="20%" draw:stroke-linejoin="miter" svg:stroke-linecap="butt"/>
    </style:style>
    <style:style style:family="graphic" style:name="a479">
      <style:graphic-properties draw:fill="none" draw:stroke="dash" draw:stroke-dash="a478" svg:stroke-width="0.02083in" svg:stroke-color="#b87cbc" svg:stroke-opacity="25%" draw:stroke-linejoin="miter" svg:stroke-linecap="butt"/>
    </style:style>
    <style:style style:family="graphic" style:name="a554">
      <style:graphic-properties draw:fill="none" draw:stroke="dash" draw:stroke-dash="a553" svg:stroke-width="0.02083in" svg:stroke-color="#b87cbc" svg:stroke-opacity="20%" draw:stroke-linejoin="miter" svg:stroke-linecap="butt"/>
    </style:style>
    <style:style style:family="graphic" style:name="a556">
      <style:graphic-properties draw:fill="none" draw:stroke="dash" draw:stroke-dash="a555" svg:stroke-width="0.02083in" svg:stroke-color="#b87cbc" svg:stroke-opacity="20%" draw:stroke-linejoin="miter" svg:stroke-linecap="butt"/>
    </style:style>
    <style:style style:family="graphic" style:name="a558">
      <style:graphic-properties draw:fill="none" draw:stroke="dash" draw:stroke-dash="a557" svg:stroke-width="0.02083in" svg:stroke-color="#b87cbc" svg:stroke-opacity="20%" draw:stroke-linejoin="miter" svg:stroke-linecap="butt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middle" draw:textarea-horizontal-align="center" draw:fill="solid" draw:fill-color="#c894b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8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 style:parent-style-name="Graphics">
      <style:graphic-properties draw:fill="none" fo:clip="rect(5.44107in, 0.00128in, 3.88992in, 0in)" draw:stroke="none" draw:image-opacity="30%"/>
    </style:style>
    <style:style style:family="graphic" style:name="a52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75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49">
      <style:graphic-properties style:protect="position size"/>
    </style:style>
    <style:style style:family="graphic" style:name="a524">
      <style:graphic-properties style:protect="position size"/>
    </style:style>
    <style:style style:family="text" style:name="a525">
      <style:text-properties fo:font-variant="normal" fo:text-transform="none" fo:color="#332441" style:text-line-through-type="none" style:text-line-through-style="none" style:text-line-through-width="auto" style:text-line-through-color="font-color" style:text-position="0% 100%" fo:font-family="Posterama" style:font-family-complex="Postera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>
      <style:graphic-properties draw:fill="none" draw:stroke="dash" draw:stroke-dash="a589" svg:stroke-width="0.02083in" svg:stroke-color="#b87cbc" svg:stroke-opacity="20%" draw:stroke-linejoin="miter" svg:stroke-linecap="butt"/>
    </style:style>
    <style:style style:family="text" style:name="a526">
      <style:text-properties fo:font-variant="normal" fo:text-transform="none" fo:color="#332441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draw:fill="none" draw:stroke="dash" draw:stroke-dash="a599" svg:stroke-width="0.02083in" svg:stroke-color="#b87cbc" svg:stroke-opacity="20%" draw:stroke-linejoin="miter" svg:stroke-linecap="butt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draw:fill="none" draw:stroke="dash" draw:stroke-dash="a591" svg:stroke-width="0.02083in" svg:stroke-color="#b87cbc" svg:stroke-opacity="20%" draw:stroke-linejoin="miter" svg:stroke-linecap="butt"/>
    </style:style>
    <style:style style:family="presentation" style:name="a5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2">
      <style:graphic-properties draw:fill="none" draw:stroke="dash" draw:stroke-dash="a601" svg:stroke-width="0.02083in" svg:stroke-color="#b87cbc" svg:stroke-opacity="20%" draw:stroke-linejoin="miter" svg:stroke-linecap="butt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>
      <style:graphic-properties draw:fill="none" draw:stroke="dash" draw:stroke-dash="a593" svg:stroke-width="0.02083in" svg:stroke-color="#b87cbc" svg:stroke-opacity="20%" draw:stroke-linejoin="miter" svg:stroke-linecap="butt"/>
    </style:style>
    <style:style style:family="graphic" style:name="a596">
      <style:graphic-properties draw:fill="none" draw:stroke="dash" draw:stroke-dash="a595" svg:stroke-width="0.02083in" svg:stroke-color="#b87cbc" svg:stroke-opacity="20%" draw:stroke-linejoin="miter" svg:stroke-linecap="butt"/>
    </style:style>
    <style:style style:family="graphic" style:name="a598">
      <style:graphic-properties draw:fill="none" draw:stroke="dash" draw:stroke-dash="a597" svg:stroke-width="0.02083in" svg:stroke-color="#b87cbc" svg:stroke-opacity="20%" draw:stroke-linejoin="miter" svg:stroke-linecap="butt"/>
    </style:style>
    <style:style style:family="graphic" style:name="a481">
      <style:graphic-properties draw:fill="none" draw:stroke="dash" draw:stroke-dash="a480" svg:stroke-width="0.02083in" svg:stroke-color="#b87cbc" svg:stroke-opacity="25%" draw:stroke-linejoin="miter" svg:stroke-linecap="butt"/>
    </style:style>
    <style:style style:family="graphic" style:name="a483">
      <style:graphic-properties draw:fill="none" draw:stroke="dash" draw:stroke-dash="a482" svg:stroke-width="0.02083in" svg:stroke-color="#b87cbc" svg:stroke-opacity="25%" draw:stroke-linejoin="miter" svg:stroke-linecap="butt"/>
    </style:style>
    <style:style style:family="graphic" style:name="a485">
      <style:graphic-properties draw:fill="none" draw:stroke="dash" draw:stroke-dash="a484" svg:stroke-width="0.02083in" svg:stroke-color="#b87cbc" svg:stroke-opacity="25%" draw:stroke-linejoin="miter" svg:stroke-linecap="butt"/>
    </style:style>
    <style:style style:family="graphic" style:name="a560">
      <style:graphic-properties draw:fill="none" draw:stroke="dash" draw:stroke-dash="a559" svg:stroke-width="0.02083in" svg:stroke-color="#b87cbc" svg:stroke-opacity="20%" draw:stroke-linejoin="miter" svg:stroke-linecap="butt"/>
    </style:style>
    <style:style style:family="graphic" style:name="a487">
      <style:graphic-properties draw:fill="none" draw:stroke="dash" draw:stroke-dash="a486" svg:stroke-width="0.02083in" svg:stroke-color="#b87cbc" svg:stroke-opacity="25%" draw:stroke-linejoin="miter" svg:stroke-linecap="butt"/>
    </style:style>
    <style:style style:family="graphic" style:name="a562">
      <style:graphic-properties draw:fill="none" draw:stroke="dash" draw:stroke-dash="a561" svg:stroke-width="0.02083in" svg:stroke-color="#b87cbc" svg:stroke-opacity="20%" draw:stroke-linejoin="miter" svg:stroke-linecap="butt"/>
    </style:style>
    <style:style style:family="graphic" style:name="a489">
      <style:graphic-properties draw:fill="none" draw:stroke="dash" draw:stroke-dash="a488" svg:stroke-width="0.02083in" svg:stroke-color="#b87cbc" svg:stroke-opacity="25%" draw:stroke-linejoin="miter" svg:stroke-linecap="butt"/>
    </style:style>
    <style:style style:family="graphic" style:name="a564">
      <style:graphic-properties draw:fill="none" draw:stroke="dash" draw:stroke-dash="a563" svg:stroke-width="0.02083in" svg:stroke-color="#b87cbc" svg:stroke-opacity="20%" draw:stroke-linejoin="miter" svg:stroke-linecap="butt"/>
    </style:style>
    <style:style style:family="graphic" style:name="a566">
      <style:graphic-properties draw:fill="none" draw:stroke="dash" draw:stroke-dash="a565" svg:stroke-width="0.02083in" svg:stroke-color="#b87cbc" svg:stroke-opacity="20%" draw:stroke-linejoin="miter" svg:stroke-linecap="butt"/>
    </style:style>
    <style:style style:family="graphic" style:name="a568">
      <style:graphic-properties draw:fill="none" draw:stroke="dash" draw:stroke-dash="a567" svg:stroke-width="0.02083in" svg:stroke-color="#b87cbc" svg:stroke-opacity="20%" draw:stroke-linejoin="miter" svg:stroke-linecap="butt"/>
    </style:style>
    <style:style style:family="text" style:name="a450">
      <style:text-properties fo:font-variant="normal" fo:text-transform="none" fo:color="#332441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7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e2e8e4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457">
      <style:graphic-properties draw:fill="none" draw:stroke="dash" draw:stroke-dash="a456" svg:stroke-width="0.02083in" svg:stroke-color="#b87cbc" svg:stroke-opacity="25%" draw:stroke-linejoin="miter" svg:stroke-linecap="butt"/>
    </style:style>
    <style:style style:family="graphic" style:name="a532">
      <style:graphic-properties draw:fill="solid" draw:fill-color="#f2f2f2" draw:opacity="100%" draw:stroke="none"/>
    </style:style>
    <style:style style:family="graphic" style:name="a459">
      <style:graphic-properties draw:fill="none" draw:stroke="dash" draw:stroke-dash="a458" svg:stroke-width="0.02083in" svg:stroke-color="#b87cbc" svg:stroke-opacity="25%" draw:stroke-linejoin="miter" svg:stroke-linecap="butt"/>
    </style:style>
    <style:style style:family="graphic" style:name="a534">
      <style:graphic-properties draw:fill="bitmap" draw:fill-image-name="a533" style:repeat="stretch" draw:stroke="non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21403in" fo:padding-bottom="0.21403in" fo:padding-left="0.21403in" fo:padding-right="0.2140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8">
      <style:graphic-properties draw:fill="solid" draw:fill-color="#f2f2f2" draw:opacity="100%" draw:stroke="none"/>
    </style:style>
    <style:style style:family="graphic" style:name="a491">
      <style:graphic-properties draw:fill="none" draw:stroke="dash" draw:stroke-dash="a490" svg:stroke-width="0.02083in" svg:stroke-color="#b87cbc" svg:stroke-opacity="25%" draw:stroke-linejoin="miter" svg:stroke-linecap="butt"/>
    </style:style>
    <style:style style:family="graphic" style:name="a501">
      <style:graphic-properties draw:fill="none" draw:stroke="dash" draw:stroke-dash="a500" svg:stroke-width="0.02083in" svg:stroke-color="#b87cbc" svg:stroke-opacity="25%" draw:stroke-linejoin="miter" svg:stroke-linecap="butt"/>
    </style:style>
    <style:style style:family="graphic" style:name="a493">
      <style:graphic-properties draw:fill="none" draw:stroke="dash" draw:stroke-dash="a492" svg:stroke-width="0.02083in" svg:stroke-color="#b87cbc" svg:stroke-opacity="25%" draw:stroke-linejoin="miter" svg:stroke-linecap="butt"/>
    </style:style>
    <style:style style:family="graphic" style:name="a503">
      <style:graphic-properties draw:fill="none" draw:stroke="dash" draw:stroke-dash="a502" svg:stroke-width="0.02083in" svg:stroke-color="#b87cbc" svg:stroke-opacity="25%" draw:stroke-linejoin="miter" svg:stroke-linecap="butt"/>
    </style:style>
    <style:style style:family="graphic" style:name="a495">
      <style:graphic-properties draw:fill="none" draw:stroke="dash" draw:stroke-dash="a494" svg:stroke-width="0.02083in" svg:stroke-color="#b87cbc" svg:stroke-opacity="25%" draw:stroke-linejoin="miter" svg:stroke-linecap="butt"/>
    </style:style>
    <style:style style:family="graphic" style:name="a505">
      <style:graphic-properties draw:fill="none" draw:stroke="dash" draw:stroke-dash="a504" svg:stroke-width="0.02083in" svg:stroke-color="#b87cbc" svg:stroke-opacity="25%" draw:stroke-linejoin="miter" svg:stroke-linecap="butt"/>
    </style:style>
    <style:style style:family="graphic" style:name="a570">
      <style:graphic-properties draw:fill="none" draw:stroke="dash" draw:stroke-dash="a569" svg:stroke-width="0.02083in" svg:stroke-color="#b87cbc" svg:stroke-opacity="20%" draw:stroke-linejoin="miter" svg:stroke-linecap="butt"/>
    </style:style>
    <style:style style:family="graphic" style:name="a497">
      <style:graphic-properties draw:fill="none" draw:stroke="dash" draw:stroke-dash="a496" svg:stroke-width="0.02083in" svg:stroke-color="#b87cbc" svg:stroke-opacity="25%" draw:stroke-linejoin="miter" svg:stroke-linecap="butt"/>
    </style:style>
    <style:style style:family="graphic" style:name="a507">
      <style:graphic-properties draw:fill="none" draw:stroke="dash" draw:stroke-dash="a506" svg:stroke-width="0.02083in" svg:stroke-color="#b87cbc" svg:stroke-opacity="25%" draw:stroke-linejoin="miter" svg:stroke-linecap="butt"/>
    </style:style>
    <style:style style:family="graphic" style:name="a572">
      <style:graphic-properties draw:fill="none" draw:stroke="dash" draw:stroke-dash="a571" svg:stroke-width="0.02083in" svg:stroke-color="#b87cbc" svg:stroke-opacity="20%" draw:stroke-linejoin="miter" svg:stroke-linecap="butt"/>
    </style:style>
    <style:style style:family="graphic" style:name="a499">
      <style:graphic-properties draw:fill="none" draw:stroke="dash" draw:stroke-dash="a498" svg:stroke-width="0.02083in" svg:stroke-color="#b87cbc" svg:stroke-opacity="25%" draw:stroke-linejoin="miter" svg:stroke-linecap="butt"/>
    </style:style>
    <style:style style:family="graphic" style:name="a509">
      <style:graphic-properties draw:fill="none" draw:stroke="dash" draw:stroke-dash="a508" svg:stroke-width="0.02083in" svg:stroke-color="#b87cbc" svg:stroke-opacity="25%" draw:stroke-linejoin="miter" svg:stroke-linecap="butt"/>
    </style:style>
    <style:style style:family="graphic" style:name="a574">
      <style:graphic-properties draw:fill="none" draw:stroke="dash" draw:stroke-dash="a573" svg:stroke-width="0.02083in" svg:stroke-color="#b87cbc" svg:stroke-opacity="20%" draw:stroke-linejoin="miter" svg:stroke-linecap="butt"/>
    </style:style>
    <style:style style:family="graphic" style:name="a576">
      <style:graphic-properties draw:fill="none" draw:stroke="dash" draw:stroke-dash="a575" svg:stroke-width="0.02083in" svg:stroke-color="#b87cbc" svg:stroke-opacity="20%" draw:stroke-linejoin="miter" svg:stroke-linecap="butt"/>
    </style:style>
    <style:style style:family="graphic" style:name="a578">
      <style:graphic-properties draw:fill="none" draw:stroke="dash" draw:stroke-dash="a577" svg:stroke-width="0.02083in" svg:stroke-color="#b87cbc" svg:stroke-opacity="20%" draw:stroke-linejoin="miter" svg:stroke-linecap="butt"/>
    </style:style>
    <style:style style:family="graphic" style:name="a461">
      <style:graphic-properties draw:fill="none" draw:stroke="dash" draw:stroke-dash="a460" svg:stroke-width="0.02083in" svg:stroke-color="#b87cbc" svg:stroke-opacity="25%" draw:stroke-linejoin="miter" svg:stroke-linecap="butt"/>
    </style:style>
    <style:style style:family="graphic" style:name="a463">
      <style:graphic-properties draw:fill="none" draw:stroke="dash" draw:stroke-dash="a462" svg:stroke-width="0.02083in" svg:stroke-color="#b87cbc" svg:stroke-opacity="25%" draw:stroke-linejoin="miter" svg:stroke-linecap="butt"/>
    </style:style>
    <style:style style:family="graphic" style:name="a465">
      <style:graphic-properties draw:fill="none" draw:stroke="dash" draw:stroke-dash="a464" svg:stroke-width="0.02083in" svg:stroke-color="#b87cbc" svg:stroke-opacity="25%" draw:stroke-linejoin="miter" svg:stroke-linecap="butt"/>
    </style:style>
    <style:style style:family="graphic" style:name="a540">
      <style:graphic-properties draw:fill="bitmap" draw:fill-image-name="a539" style:repeat="stretch" draw:stroke="non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draw:fill="none" draw:stroke="dash" draw:stroke-dash="a466" svg:stroke-width="0.02083in" svg:stroke-color="#b87cbc" svg:stroke-opacity="25%" draw:stroke-linejoin="miter" svg:stroke-linecap="butt"/>
    </style:style>
    <style:style style:family="paragraph" style:name="a542">
      <style:paragraph-properties fo:line-height="90%" fo:text-align="left" style:tab-stop-distance="1.21528in" fo:margin-left="0in" fo:margin-right="0in" fo:text-indent="0in" fo:margin-top="0in" fo:margin-bottom="0.15278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21403in" fo:padding-bottom="0.21403in" fo:padding-left="0.21403in" fo:padding-right="0.21403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9">
      <style:graphic-properties draw:fill="none" draw:stroke="dash" draw:stroke-dash="a468" svg:stroke-width="0.02083in" svg:stroke-color="#b87cbc" svg:stroke-opacity="25%" draw:stroke-linejoin="miter" svg:stroke-linecap="butt"/>
    </style:style>
    <style:style style:family="graphic" style:name="a544">
      <style:graphic-properties/>
    </style:style>
  </office:automatic-styles>
  <office:body>
    <office:presentation>
      <draw:page draw:name="Slide2" draw:style-name="a441" draw:master-page-name="Master1-Layout1-title-Title-Slide" presentation:presentation-page-layout-name="Master1-PPL1" draw:id="Slide-257">
        <draw:custom-shape svg:x="0in" svg:y="0in" svg:width="13.33in" svg:height="7.5in" draw:id="id96" draw:style-name="a444" draw:name="Rectangle 8">
          <svg:title/>
          <svg:desc/>
          <text:p text:style-name="a443" text:class-names="" text:cond-style-name=""><text:span text:style-name="a4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in" svg:height="7.5in" draw:id="id97" draw:style-name="a447" draw:name="Rectangle 10">
          <svg:title/>
          <svg:desc/>
          <text:p text:style-name="a446" text:class-names="" text:cond-style-name=""><text:span text:style-name="a4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8" draw:style-name="a448" draw:name="Picture 2" svg:x="0.00002in" svg:y="0.00001in" svg:width="13.32998in" svg:height="7.49999in" style:rel-width="scale" style:rel-height="scale">
          <draw:image xlink:href="media/image1.jpeg" xlink:type="simple" xlink:show="embed" xlink:actuate="onLoad"/>
          <svg:title/>
          <svg:desc/>
        </draw:frame>
        <draw:g draw:name="Group 12" draw:id="id99" draw:style-name="a449">
          <svg:title/>
          <svg:desc/>
          <draw:connector draw:type="line" svg:x1="-0.0068in" svg:y1="7.31221in" svg:x2="13.32654in" svg:y2="7.31221in" draw:id="id102" draw:style-name="a457" draw:name="Straight Connector 13">
            <svg:title/>
            <svg:desc/>
          </draw:connector>
          <draw:connector draw:type="line" svg:x1="0in" svg:y1="-0in" svg:x2="0in" svg:y2="7.5in" draw:id="id103" draw:style-name="a459" draw:name="Straight Connector 14">
            <svg:title/>
            <svg:desc/>
          </draw:connector>
          <draw:connector draw:type="line" svg:x1="13.11599in" svg:y1="-0in" svg:x2="13.11599in" svg:y2="7.5in" draw:id="id104" draw:style-name="a461" draw:name="Straight Connector 15">
            <svg:title/>
            <svg:desc/>
          </draw:connector>
          <draw:connector draw:type="line" svg:x1="0.21055in" svg:y1="-0in" svg:x2="0.21055in" svg:y2="7.5in" draw:id="id105" draw:style-name="a463" draw:name="Straight Connector 16">
            <svg:title/>
            <svg:desc/>
          </draw:connector>
          <draw:connector draw:type="line" svg:x1="1.30355in" svg:y1="-0in" svg:x2="1.30355in" svg:y2="7.5in" draw:id="id106" draw:style-name="a465" draw:name="Straight Connector 17">
            <svg:title/>
            <svg:desc/>
          </draw:connector>
          <draw:connector draw:type="line" svg:x1="2.39655in" svg:y1="-0in" svg:x2="2.39655in" svg:y2="7.5in" draw:id="id107" draw:style-name="a467" draw:name="Straight Connector 18">
            <svg:title/>
            <svg:desc/>
          </draw:connector>
          <draw:connector draw:type="line" svg:x1="3.48955in" svg:y1="-0in" svg:x2="3.48955in" svg:y2="7.5in" draw:id="id108" draw:style-name="a469" draw:name="Straight Connector 19">
            <svg:title/>
            <svg:desc/>
          </draw:connector>
          <draw:connector draw:type="line" svg:x1="4.58255in" svg:y1="-0in" svg:x2="4.58255in" svg:y2="7.5in" draw:id="id109" draw:style-name="a471" draw:name="Straight Connector 20">
            <svg:title/>
            <svg:desc/>
          </draw:connector>
          <draw:connector draw:type="line" svg:x1="5.67554in" svg:y1="-0in" svg:x2="5.67554in" svg:y2="7.5in" draw:id="id110" draw:style-name="a473" draw:name="Straight Connector 21">
            <svg:title/>
            <svg:desc/>
          </draw:connector>
          <draw:connector draw:type="line" svg:x1="6.76854in" svg:y1="-0in" svg:x2="6.76854in" svg:y2="7.5in" draw:id="id111" draw:style-name="a475" draw:name="Straight Connector 22">
            <svg:title/>
            <svg:desc/>
          </draw:connector>
          <draw:connector draw:type="line" svg:x1="7.86154in" svg:y1="-0in" svg:x2="7.86154in" svg:y2="7.5in" draw:id="id112" draw:style-name="a477" draw:name="Straight Connector 23">
            <svg:title/>
            <svg:desc/>
          </draw:connector>
          <draw:connector draw:type="line" svg:x1="8.95454in" svg:y1="-0in" svg:x2="8.95454in" svg:y2="7.5in" draw:id="id113" draw:style-name="a479" draw:name="Straight Connector 24">
            <svg:title/>
            <svg:desc/>
          </draw:connector>
          <draw:connector draw:type="line" svg:x1="10.04754in" svg:y1="-0in" svg:x2="10.04754in" svg:y2="7.5in" draw:id="id114" draw:style-name="a481" draw:name="Straight Connector 25">
            <svg:title/>
            <svg:desc/>
          </draw:connector>
          <draw:connector draw:type="line" svg:x1="11.14054in" svg:y1="-0in" svg:x2="11.14054in" svg:y2="7.5in" draw:id="id115" draw:style-name="a483" draw:name="Straight Connector 26">
            <svg:title/>
            <svg:desc/>
          </draw:connector>
          <draw:connector draw:type="line" svg:x1="12.23354in" svg:y1="-0in" svg:x2="12.23354in" svg:y2="7.5in" draw:id="id116" draw:style-name="a485" draw:name="Straight Connector 27">
            <svg:title/>
            <svg:desc/>
          </draw:connector>
          <draw:connector draw:type="line" svg:x1="13.32654in" svg:y1="-0in" svg:x2="13.32654in" svg:y2="7.5in" draw:id="id117" draw:style-name="a487" draw:name="Straight Connector 28">
            <svg:title/>
            <svg:desc/>
          </draw:connector>
          <draw:connector draw:type="line" svg:x1="0in" svg:y1="0.18779in" svg:x2="13.33333in" svg:y2="0.18779in" draw:id="id118" draw:style-name="a489" draw:name="Straight Connector 29">
            <svg:title/>
            <svg:desc/>
          </draw:connector>
          <draw:connector draw:type="line" svg:x1="0in" svg:y1="0.79714in" svg:x2="13.33333in" svg:y2="0.79714in" draw:id="id119" draw:style-name="a491" draw:name="Straight Connector 30">
            <svg:title/>
            <svg:desc/>
          </draw:connector>
          <draw:connector draw:type="line" svg:x1="0in" svg:y1="1.40649in" svg:x2="13.33333in" svg:y2="1.40649in" draw:id="id120" draw:style-name="a493" draw:name="Straight Connector 31">
            <svg:title/>
            <svg:desc/>
          </draw:connector>
          <draw:connector draw:type="line" svg:x1="0in" svg:y1="2.01584in" svg:x2="13.33333in" svg:y2="2.01584in" draw:id="id121" draw:style-name="a495" draw:name="Straight Connector 32">
            <svg:title/>
            <svg:desc/>
          </draw:connector>
          <draw:connector draw:type="line" svg:x1="0in" svg:y1="2.62519in" svg:x2="13.33333in" svg:y2="2.62519in" draw:id="id122" draw:style-name="a497" draw:name="Straight Connector 33">
            <svg:title/>
            <svg:desc/>
          </draw:connector>
          <draw:connector draw:type="line" svg:x1="0in" svg:y1="3.23454in" svg:x2="13.33333in" svg:y2="3.23454in" draw:id="id123" draw:style-name="a499" draw:name="Straight Connector 34">
            <svg:title/>
            <svg:desc/>
          </draw:connector>
          <draw:connector draw:type="line" svg:x1="0in" svg:y1="3.84389in" svg:x2="13.33333in" svg:y2="3.84389in" draw:id="id124" draw:style-name="a501" draw:name="Straight Connector 35">
            <svg:title/>
            <svg:desc/>
          </draw:connector>
          <draw:connector draw:type="line" svg:x1="0in" svg:y1="4.45324in" svg:x2="13.33333in" svg:y2="4.45324in" draw:id="id125" draw:style-name="a503" draw:name="Straight Connector 36">
            <svg:title/>
            <svg:desc/>
          </draw:connector>
          <draw:connector draw:type="line" svg:x1="0in" svg:y1="5.06259in" svg:x2="13.33333in" svg:y2="5.06259in" draw:id="id126" draw:style-name="a505" draw:name="Straight Connector 37">
            <svg:title/>
            <svg:desc/>
          </draw:connector>
          <draw:connector draw:type="line" svg:x1="0in" svg:y1="5.67194in" svg:x2="13.33333in" svg:y2="5.67194in" draw:id="id127" draw:style-name="a507" draw:name="Straight Connector 38">
            <svg:title/>
            <svg:desc/>
          </draw:connector>
          <draw:connector draw:type="line" svg:x1="0in" svg:y1="6.28129in" svg:x2="13.33333in" svg:y2="6.28129in" draw:id="id128" draw:style-name="a509" draw:name="Straight Connector 39">
            <svg:title/>
            <svg:desc/>
          </draw:connector>
          <draw:connector draw:type="line" svg:x1="0in" svg:y1="7.5in" svg:x2="13.33333in" svg:y2="7.5in" draw:id="id129" draw:style-name="a511" draw:name="Straight Connector 40">
            <svg:title/>
            <svg:desc/>
          </draw:connector>
          <draw:connector draw:type="line" svg:x1="0.01817in" svg:y1="6.83333in" svg:x2="13.3515in" svg:y2="6.83333in" draw:id="id130" draw:style-name="a513" draw:name="Straight Connector 41">
            <svg:title/>
            <svg:desc/>
          </draw:connector>
        </draw:g>
        <draw:frame draw:id="id100" presentation:style-name="a452" draw:name="Title" svg:x="2.39168in" svg:y="3.85185in" svg:width="8.72126in" svg:height="2.5026in" presentation:class="title" presentation:placeholder="false">
          <draw:text-box>
            <text:p text:style-name="a451" text:class-names="" text:cond-style-name=""><text:span text:style-name="a450" text:class-names="">Test file</text:span></text:p>
          </draw:text-box>
          <svg:title/>
          <svg:desc/>
        </draw:frame>
        <draw:custom-shape svg:width="0.62149in" svg:height="0.62149in" draw:id="id101" draw:style-name="a455" draw:transform="translate(-0.31074in -0.31074in) rotate(-5.49779) translate(6.76854in -0in)" draw:name="Right Triangle 43">
          <svg:title/>
          <svg:desc/>
          <text:p text:style-name="a454" text:class-names="" text:cond-style-name=""><text:span text:style-name="a45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</draw:page>
      <draw:page draw:name="Slide14" draw:style-name="a514" draw:master-page-name="Master1-Layout2-obj-Title-and-Content" presentation:presentation-page-layout-name="Master1-PPL2" draw:id="Slide-269">
        <draw:custom-shape svg:x="0in" svg:y="0in" svg:width="13.3515in" svg:height="7.5in" draw:id="id131" draw:style-name="a517" draw:name="Rectangle 9">
          <svg:title/>
          <svg:desc/>
          <text:p text:style-name="a516" text:class-names="" text:cond-style-name=""><text:span text:style-name="a5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515in" svg:height="7.5in" draw:id="id132" draw:style-name="a520" draw:name="Rectangle 11">
          <svg:title/>
          <svg:desc/>
          <text:p text:style-name="a519" text:class-names="" text:cond-style-name=""><text:span text:style-name="a5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62149in" svg:height="0.62149in" draw:id="id133" draw:style-name="a523" draw:transform="translate(-0.31074in -0.31074in) rotate(-5.49779) translate(0.75705in -0in)" draw:name="Right Triangle 13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0 ?f2 ?f1 ?f3 Z N" draw:text-areas="?f9 ?f11 ?f12 ?f13" draw:glue-points="?f0 ?f2 ?f0 ?f3 ?f1 ?f3 ?f10 ?f6" draw:glue-point-leaving-directions="-36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?f7 / 12"/>
            <draw:equation draw:name="f10" draw:formula="?f0 + ?f8"/>
            <draw:equation draw:name="f11" draw:formula="?f4 * 7 / 12"/>
            <draw:equation draw:name="f12" draw:formula="?f7 * 7 / 12"/>
            <draw:equation draw:name="f13" draw:formula="?f4 * 11 / 12"/>
          </draw:enhanced-geometry>
        </draw:custom-shape>
        <draw:g draw:name="Group 15" draw:id="id134" draw:style-name="a524">
          <svg:title/>
          <svg:desc/>
          <draw:connector draw:type="line" svg:x1="-0.0068in" svg:y1="7.31221in" svg:x2="13.32654in" svg:y2="7.31221in" draw:id="id144" draw:style-name="a546" draw:name="Straight Connector 16">
            <svg:title/>
            <svg:desc/>
          </draw:connector>
          <draw:connector draw:type="line" svg:x1="0in" svg:y1="-0in" svg:x2="0in" svg:y2="7.5in" draw:id="id145" draw:style-name="a548" draw:name="Straight Connector 17">
            <svg:title/>
            <svg:desc/>
          </draw:connector>
          <draw:connector draw:type="line" svg:x1="13.11599in" svg:y1="-0in" svg:x2="13.11599in" svg:y2="7.5in" draw:id="id146" draw:style-name="a550" draw:name="Straight Connector 18">
            <svg:title/>
            <svg:desc/>
          </draw:connector>
          <draw:connector draw:type="line" svg:x1="0.21055in" svg:y1="-0in" svg:x2="0.21055in" svg:y2="7.5in" draw:id="id147" draw:style-name="a552" draw:name="Straight Connector 19">
            <svg:title/>
            <svg:desc/>
          </draw:connector>
          <draw:connector draw:type="line" svg:x1="1.30355in" svg:y1="-0in" svg:x2="1.30355in" svg:y2="7.5in" draw:id="id148" draw:style-name="a554" draw:name="Straight Connector 20">
            <svg:title/>
            <svg:desc/>
          </draw:connector>
          <draw:connector draw:type="line" svg:x1="2.39655in" svg:y1="-0in" svg:x2="2.39655in" svg:y2="7.5in" draw:id="id149" draw:style-name="a556" draw:name="Straight Connector 21">
            <svg:title/>
            <svg:desc/>
          </draw:connector>
          <draw:connector draw:type="line" svg:x1="3.48955in" svg:y1="-0in" svg:x2="3.48955in" svg:y2="7.5in" draw:id="id150" draw:style-name="a558" draw:name="Straight Connector 22">
            <svg:title/>
            <svg:desc/>
          </draw:connector>
          <draw:connector draw:type="line" svg:x1="4.58255in" svg:y1="-0in" svg:x2="4.58255in" svg:y2="7.5in" draw:id="id151" draw:style-name="a560" draw:name="Straight Connector 23">
            <svg:title/>
            <svg:desc/>
          </draw:connector>
          <draw:connector draw:type="line" svg:x1="5.67554in" svg:y1="-0in" svg:x2="5.67554in" svg:y2="7.5in" draw:id="id152" draw:style-name="a562" draw:name="Straight Connector 24">
            <svg:title/>
            <svg:desc/>
          </draw:connector>
          <draw:connector draw:type="line" svg:x1="6.76854in" svg:y1="-0in" svg:x2="6.76854in" svg:y2="7.5in" draw:id="id153" draw:style-name="a564" draw:name="Straight Connector 25">
            <svg:title/>
            <svg:desc/>
          </draw:connector>
          <draw:connector draw:type="line" svg:x1="7.86154in" svg:y1="-0in" svg:x2="7.86154in" svg:y2="7.5in" draw:id="id154" draw:style-name="a566" draw:name="Straight Connector 26">
            <svg:title/>
            <svg:desc/>
          </draw:connector>
          <draw:connector draw:type="line" svg:x1="8.95454in" svg:y1="-0in" svg:x2="8.95454in" svg:y2="7.5in" draw:id="id155" draw:style-name="a568" draw:name="Straight Connector 27">
            <svg:title/>
            <svg:desc/>
          </draw:connector>
          <draw:connector draw:type="line" svg:x1="10.04754in" svg:y1="-0in" svg:x2="10.04754in" svg:y2="7.5in" draw:id="id156" draw:style-name="a570" draw:name="Straight Connector 28">
            <svg:title/>
            <svg:desc/>
          </draw:connector>
          <draw:connector draw:type="line" svg:x1="11.14054in" svg:y1="-0in" svg:x2="11.14054in" svg:y2="7.5in" draw:id="id157" draw:style-name="a572" draw:name="Straight Connector 29">
            <svg:title/>
            <svg:desc/>
          </draw:connector>
          <draw:connector draw:type="line" svg:x1="12.23354in" svg:y1="-0in" svg:x2="12.23354in" svg:y2="7.5in" draw:id="id158" draw:style-name="a574" draw:name="Straight Connector 30">
            <svg:title/>
            <svg:desc/>
          </draw:connector>
          <draw:connector draw:type="line" svg:x1="13.32654in" svg:y1="-0in" svg:x2="13.32654in" svg:y2="7.5in" draw:id="id159" draw:style-name="a576" draw:name="Straight Connector 31">
            <svg:title/>
            <svg:desc/>
          </draw:connector>
          <draw:connector draw:type="line" svg:x1="0in" svg:y1="0.18779in" svg:x2="13.33333in" svg:y2="0.18779in" draw:id="id160" draw:style-name="a578" draw:name="Straight Connector 32">
            <svg:title/>
            <svg:desc/>
          </draw:connector>
          <draw:connector draw:type="line" svg:x1="0in" svg:y1="0.79714in" svg:x2="13.33333in" svg:y2="0.79714in" draw:id="id161" draw:style-name="a580" draw:name="Straight Connector 33">
            <svg:title/>
            <svg:desc/>
          </draw:connector>
          <draw:connector draw:type="line" svg:x1="0in" svg:y1="1.40649in" svg:x2="13.33333in" svg:y2="1.40649in" draw:id="id162" draw:style-name="a582" draw:name="Straight Connector 34">
            <svg:title/>
            <svg:desc/>
          </draw:connector>
          <draw:connector draw:type="line" svg:x1="0in" svg:y1="2.01584in" svg:x2="13.33333in" svg:y2="2.01584in" draw:id="id163" draw:style-name="a584" draw:name="Straight Connector 35">
            <svg:title/>
            <svg:desc/>
          </draw:connector>
          <draw:connector draw:type="line" svg:x1="0in" svg:y1="2.62519in" svg:x2="13.33333in" svg:y2="2.62519in" draw:id="id164" draw:style-name="a586" draw:name="Straight Connector 36">
            <svg:title/>
            <svg:desc/>
          </draw:connector>
          <draw:connector draw:type="line" svg:x1="0in" svg:y1="3.23454in" svg:x2="13.33333in" svg:y2="3.23454in" draw:id="id165" draw:style-name="a588" draw:name="Straight Connector 37">
            <svg:title/>
            <svg:desc/>
          </draw:connector>
          <draw:connector draw:type="line" svg:x1="0in" svg:y1="3.84389in" svg:x2="13.33333in" svg:y2="3.84389in" draw:id="id166" draw:style-name="a590" draw:name="Straight Connector 38">
            <svg:title/>
            <svg:desc/>
          </draw:connector>
          <draw:connector draw:type="line" svg:x1="0in" svg:y1="4.45324in" svg:x2="13.33333in" svg:y2="4.45324in" draw:id="id167" draw:style-name="a592" draw:name="Straight Connector 39">
            <svg:title/>
            <svg:desc/>
          </draw:connector>
          <draw:connector draw:type="line" svg:x1="0in" svg:y1="5.06259in" svg:x2="13.33333in" svg:y2="5.06259in" draw:id="id168" draw:style-name="a594" draw:name="Straight Connector 40">
            <svg:title/>
            <svg:desc/>
          </draw:connector>
          <draw:connector draw:type="line" svg:x1="0in" svg:y1="5.67194in" svg:x2="13.33333in" svg:y2="5.67194in" draw:id="id169" draw:style-name="a596" draw:name="Straight Connector 41">
            <svg:title/>
            <svg:desc/>
          </draw:connector>
          <draw:connector draw:type="line" svg:x1="0in" svg:y1="6.28129in" svg:x2="13.33333in" svg:y2="6.28129in" draw:id="id170" draw:style-name="a598" draw:name="Straight Connector 42">
            <svg:title/>
            <svg:desc/>
          </draw:connector>
          <draw:connector draw:type="line" svg:x1="0in" svg:y1="7.5in" svg:x2="13.33333in" svg:y2="7.5in" draw:id="id171" draw:style-name="a600" draw:name="Straight Connector 43">
            <svg:title/>
            <svg:desc/>
          </draw:connector>
          <draw:connector draw:type="line" svg:x1="0.01817in" svg:y1="6.83333in" svg:x2="13.3515in" svg:y2="6.83333in" draw:id="id172" draw:style-name="a602" draw:name="Straight Connector 44">
            <svg:title/>
            <svg:desc/>
          </draw:connector>
        </draw:g>
        <draw:frame draw:id="id135" presentation:style-name="a528" draw:name="Title" svg:x="0.5in" svg:y="0.78825in" svg:width="4.06689in" svg:height="6.04886in" presentation:class="title" presentation:placeholder="false">
          <draw:text-box>
            <text:p text:style-name="a527" text:class-names="" text:cond-style-name=""><text:span text:style-name="a525" text:class-names="">Test</text:span><text:span text:style-name="a526" text:class-names=""/></text:p>
          </draw:text-box>
          <svg:title/>
          <svg:desc/>
        </draw:frame>
        <draw:custom-shape svg:x="4.60071in" svg:y="0.20892in" svg:width="8.49031in" svg:height="6.6334in" draw:id="id136" draw:style-name="a531" draw:name="Rectangle 46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Content Placeholder" draw:id="id143" draw:style-name="a544">
          <svg:title/>
          <svg:desc/>
          <draw:custom-shape svg:x="4.57575in" svg:y="1.26208in" svg:width="8.54392in" svg:height="2.0223in" draw:id="id137" draw:style-name="a532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1875in" svg:y="1.7171in" svg:width="1.11227in" svg:height="1.11227in" draw:id="id138" draw:style-name="a534">
            <svg:title/>
            <svg:desc>Check List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1151in" svg:y="1.26208in" svg:width="6.20816in" svg:height="2.0223in" draw:id="id139" draw:style-name="a537">
            <svg:title/>
            <svg:desc/>
            <text:p text:style-name="a536" text:class-names="" text:cond-style-name=""><text:span text:style-name="a535" text:class-names="">Test</text:span></text:p>
            <draw:enhanced-geometry xmlns:dr3d="urn:oasis:names:tc:opendocument:xmlns:dr3d:1.0" draw:type="non-primitive" svg:viewBox="0 0 5676740 1849195" draw:enhanced-path="M 0 0 L 5676740 0 5676740 1849195 0 184919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76740"/>
              <draw:equation draw:name="f7" draw:formula="?f4 / 1849195"/>
              <draw:equation draw:name="f8" draw:formula="0 * ?f5 / 5676740"/>
              <draw:equation draw:name="f9" draw:formula="0 * ?f4 / 1849195"/>
              <draw:equation draw:name="f10" draw:formula="5676740 * ?f5 / 5676740"/>
              <draw:equation draw:name="f11" draw:formula="1849195 * ?f4 / 184919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4.57575in" svg:y="3.78996in" svg:width="8.54392in" svg:height="2.0223in" draw:id="id140" draw:style-name="a538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1875in" svg:y="4.24498in" svg:width="1.11227in" svg:height="1.11227in" draw:id="id141" draw:style-name="a540">
            <svg:title/>
            <svg:desc>List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1151in" svg:y="3.78996in" svg:width="6.20816in" svg:height="2.0223in" draw:id="id142" draw:style-name="a543">
            <svg:title/>
            <svg:desc/>
            <text:p text:style-name="a542" text:class-names="" text:cond-style-name=""><text:span text:style-name="a541" text:class-names="">List</text:span></text:p>
            <draw:enhanced-geometry xmlns:dr3d="urn:oasis:names:tc:opendocument:xmlns:dr3d:1.0" draw:type="non-primitive" svg:viewBox="0 0 5676740 1849195" draw:enhanced-path="M 0 0 L 5676740 0 5676740 1849195 0 1849195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676740"/>
              <draw:equation draw:name="f7" draw:formula="?f4 / 1849195"/>
              <draw:equation draw:name="f8" draw:formula="0 * ?f5 / 5676740"/>
              <draw:equation draw:name="f9" draw:formula="0 * ?f4 / 1849195"/>
              <draw:equation draw:name="f10" draw:formula="5676740 * ?f5 / 5676740"/>
              <draw:equation draw:name="f11" draw:formula="1849195 * ?f4 / 1849195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5in" svg:y="6.91667in" svg:width="2.79989in" svg:height="0.39931in"/>
      <presentation:placeholder presentation:object="footer" svg:x="4.59412in" svg:y="6.91146in" svg:width="4.35562in" svg:height="0.39931in"/>
      <presentation:placeholder presentation:object="page-number" svg:x="12.23841in" svg:y="6.91667in" svg:width="0.87388in" svg:height="0.39931in"/>
    </style:presentation-page-layout>
    <style:presentation-page-layout style:name="Master1-PPL2" style:display-name="Title and Content">
      <presentation:placeholder presentation:object="title" svg:x="0.5in" svg:y="0.39931in" svg:width="11.72674in" svg:height="1.44965in"/>
      <presentation:placeholder presentation:object="object" svg:x="0.5in" svg:y="1.99653in" svg:width="11.72674in" svg:height="4.75868in"/>
      <presentation:placeholder presentation:object="date-time" svg:x="0.5in" svg:y="6.91667in" svg:width="2.79989in" svg:height="0.39931in"/>
      <presentation:placeholder presentation:object="footer" svg:x="4.59412in" svg:y="6.91146in" svg:width="4.35562in" svg:height="0.39931in"/>
      <presentation:placeholder presentation:object="page-number" svg:x="12.23841in" svg:y="6.91667in" svg:width="0.87388in" svg:height="0.39931in"/>
    </style:presentation-page-layout>
    <style:presentation-page-layout style:name="Master1-PPL3" style:display-name="Section Header">
      <presentation:placeholder presentation:object="title" svg:x="0.5in" svg:y="1.86979in" svg:width="11.90972in" svg:height="3.11979in"/>
      <presentation:placeholder presentation:object="outline" svg:x="0.5in" svg:y="5.0191in" svg:width="11.90972in" svg:height="1.64062in"/>
      <presentation:placeholder presentation:object="date-time" svg:x="0.5in" svg:y="6.91667in" svg:width="2.79989in" svg:height="0.39931in"/>
      <presentation:placeholder presentation:object="footer" svg:x="4.59412in" svg:y="6.91146in" svg:width="4.35562in" svg:height="0.39931in"/>
      <presentation:placeholder presentation:object="page-number" svg:x="12.23841in" svg:y="6.91667in" svg:width="0.87388in" svg:height="0.39931in"/>
    </style:presentation-page-layout>
    <style:presentation-page-layout style:name="Master1-PPL4" style:display-name="Two Content">
      <presentation:placeholder presentation:object="title" svg:x="0.5in" svg:y="0.39931in" svg:width="11.72674in" svg:height="1.44965in"/>
      <presentation:placeholder presentation:object="object" svg:x="0.5in" svg:y="1.99653in" svg:width="6.08333in" svg:height="4.75868in"/>
      <presentation:placeholder presentation:object="object" svg:x="6.75in" svg:y="1.99653in" svg:width="5.66667in" svg:height="4.75868in"/>
      <presentation:placeholder presentation:object="date-time" svg:x="0.5in" svg:y="6.91667in" svg:width="2.79989in" svg:height="0.39931in"/>
      <presentation:placeholder presentation:object="footer" svg:x="4.59412in" svg:y="6.91146in" svg:width="4.35562in" svg:height="0.39931in"/>
      <presentation:placeholder presentation:object="page-number" svg:x="12.23841in" svg:y="6.91667in" svg:width="0.87388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99132in" svg:width="5.64062in" svg:height="1.25868in"/>
      <presentation:placeholder presentation:object="object" svg:x="0.9184in" svg:y="3.39236in" svg:width="5.64062in" svg:height="3.37674in"/>
      <presentation:placeholder presentation:object="outline" svg:x="6.75in" svg:y="1.99132in" svg:width="5.6684in" svg:height="1.25868in"/>
      <presentation:placeholder presentation:object="object" svg:x="6.75in" svg:y="3.39236in" svg:width="5.6684in" svg:height="3.37674in"/>
      <presentation:placeholder presentation:object="date-time" svg:x="0.5in" svg:y="6.91667in" svg:width="2.79989in" svg:height="0.39931in"/>
      <presentation:placeholder presentation:object="footer" svg:x="4.59412in" svg:y="6.91146in" svg:width="4.35562in" svg:height="0.39931in"/>
      <presentation:placeholder presentation:object="page-number" svg:x="12.23841in" svg:y="6.91667in" svg:width="0.87388in" svg:height="0.39931in"/>
    </style:presentation-page-layout>
    <style:presentation-page-layout style:name="Master1-PPL6" style:display-name="Title Only">
      <presentation:placeholder presentation:object="title" svg:x="0.5in" svg:y="0.39931in" svg:width="11.72674in" svg:height="1.44965in"/>
      <presentation:placeholder presentation:object="date-time" svg:x="0.5in" svg:y="6.91667in" svg:width="2.79989in" svg:height="0.39931in"/>
      <presentation:placeholder presentation:object="footer" svg:x="4.59412in" svg:y="6.91146in" svg:width="4.35562in" svg:height="0.39931in"/>
      <presentation:placeholder presentation:object="page-number" svg:x="12.23841in" svg:y="6.91667in" svg:width="0.87388in" svg:height="0.39931in"/>
    </style:presentation-page-layout>
    <style:presentation-page-layout style:name="Master1-PPL7" style:display-name="Blank">
      <presentation:placeholder presentation:object="date-time" svg:x="0.5in" svg:y="6.91667in" svg:width="2.79989in" svg:height="0.39931in"/>
      <presentation:placeholder presentation:object="footer" svg:x="4.59412in" svg:y="6.91146in" svg:width="4.35562in" svg:height="0.39931in"/>
      <presentation:placeholder presentation:object="page-number" svg:x="12.23841in" svg:y="6.91667in" svg:width="0.87388in" svg:height="0.39931in"/>
    </style:presentation-page-layout>
    <style:presentation-page-layout style:name="Master1-PPL8" style:display-name="Content with Caption">
      <presentation:placeholder presentation:object="title" svg:x="0.9184in" svg:y="0.75in" svg:width="4.30035in" svg:height="2.16667in"/>
      <presentation:placeholder presentation:object="object" svg:x="5.6684in" svg:y="0.75in" svg:width="6.75in" svg:height="5.65972in"/>
      <presentation:placeholder presentation:object="outline" svg:x="0.9184in" svg:y="3.25in" svg:width="4.30035in" svg:height="3.1684in"/>
      <presentation:placeholder presentation:object="date-time" svg:x="0.5in" svg:y="6.91667in" svg:width="2.79989in" svg:height="0.39931in"/>
      <presentation:placeholder presentation:object="footer" svg:x="4.59412in" svg:y="6.91146in" svg:width="4.35562in" svg:height="0.39931in"/>
      <presentation:placeholder presentation:object="page-number" svg:x="12.23841in" svg:y="6.91667in" svg:width="0.87388in" svg:height="0.39931in"/>
    </style:presentation-page-layout>
    <style:presentation-page-layout style:name="Master1-PPL9" style:display-name="Picture with Caption">
      <presentation:placeholder presentation:object="title" svg:x="0.9184in" svg:y="0.75in" svg:width="4.30035in" svg:height="2.41667in"/>
      <presentation:placeholder presentation:object="graphic" svg:x="5.6684in" svg:y="0.75in" svg:width="6.75in" svg:height="5.65972in"/>
      <presentation:placeholder presentation:object="outline" svg:x="0.9184in" svg:y="3.25in" svg:width="4.30035in" svg:height="3.1684in"/>
      <presentation:placeholder presentation:object="date-time" svg:x="0.5in" svg:y="6.91667in" svg:width="2.79989in" svg:height="0.39931in"/>
      <presentation:placeholder presentation:object="footer" svg:x="4.59412in" svg:y="6.91146in" svg:width="4.35562in" svg:height="0.39931in"/>
      <presentation:placeholder presentation:object="page-number" svg:x="12.23841in" svg:y="6.91667in" svg:width="0.87388in" svg:height="0.39931in"/>
    </style:presentation-page-layout>
    <style:presentation-page-layout style:name="Master1-PPL10" style:display-name="Title and Vertical Text">
      <presentation:placeholder presentation:object="title" svg:x="0.5in" svg:y="0.39931in" svg:width="11.72674in" svg:height="1.44965in"/>
      <presentation:placeholder presentation:object="outline" svg:x="0.5in" svg:y="1.99653in" svg:width="11.72674in" svg:height="4.75868in"/>
      <presentation:placeholder presentation:object="date-time" svg:x="0.5in" svg:y="6.91667in" svg:width="2.79989in" svg:height="0.39931in"/>
      <presentation:placeholder presentation:object="footer" svg:x="4.59412in" svg:y="6.91146in" svg:width="4.35562in" svg:height="0.39931in"/>
      <presentation:placeholder presentation:object="page-number" svg:x="12.23841in" svg:y="6.91667in" svg:width="0.87388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57255in" svg:y="6.91667in" svg:width="2.79989in" svg:height="0.39931in"/>
      <presentation:placeholder presentation:object="footer" svg:x="4.66667in" svg:y="6.91146in" svg:width="4.35562in" svg:height="0.39931in"/>
      <presentation:placeholder presentation:object="page-number" svg:x="12.23841in" svg:y="6.91667in" svg:width="0.87388in" svg:height="0.39931in"/>
    </style:presentation-page-layout>
    <style:style style:family="graphic" style:name="Graphics"/>
    <style:default-style style:family="graphic">
      <style:graphic-properties draw:fill="solid" draw:fill-color="#c894b6" draw:opacity="100%" draw:stroke="solid" svg:stroke-width="0.01389in" svg:stroke-color="#926b85" svg:stroke-opacity="100%" draw:stroke-linejoin="miter" svg:stroke-linecap="butt"/>
    </style:default-style>
    <draw:fill-image draw:name="a539" xlink:href="media/image2.svg" xlink:show="embed" xlink:actuate="onLoad"/>
    <draw:fill-image draw:name="a533" xlink:href="media/image3.svg" xlink:show="embed" xlink:actuate="onLoad"/>
    <draw:stroke-dash draw:name="a545" draw:display-name="SysDot" draw:style="rect" draw:dots1="1" draw:dots1-length="0.02083in" draw:dots2="0" draw:dots2-length="0in" draw:distance="0.02083in"/>
    <draw:stroke-dash draw:name="a61" draw:display-name="SysDot" draw:style="rect" draw:dots1="1" draw:dots1-length="0.02083in" draw:dots2="0" draw:dots2-length="0in" draw:distance="0.02083in"/>
    <draw:stroke-dash draw:name="a547" draw:display-name="SysDot" draw:style="rect" draw:dots1="1" draw:dots1-length="0.02083in" draw:dots2="0" draw:dots2-length="0in" draw:distance="0.02083in"/>
    <draw:stroke-dash draw:name="a63" draw:display-name="SysDot" draw:style="rect" draw:dots1="1" draw:dots1-length="0.02083in" draw:dots2="0" draw:dots2-length="0in" draw:distance="0.02083in"/>
    <draw:stroke-dash draw:name="a549" draw:display-name="SysDot" draw:style="rect" draw:dots1="1" draw:dots1-length="0.02083in" draw:dots2="0" draw:dots2-length="0in" draw:distance="0.02083in"/>
    <draw:stroke-dash draw:name="a65" draw:display-name="SysDot" draw:style="rect" draw:dots1="1" draw:dots1-length="0.02083in" draw:dots2="0" draw:dots2-length="0in" draw:distance="0.02083in"/>
    <draw:stroke-dash draw:name="a67" draw:display-name="SysDot" draw:style="rect" draw:dots1="1" draw:dots1-length="0.02083in" draw:dots2="0" draw:dots2-length="0in" draw:distance="0.02083in"/>
    <draw:stroke-dash draw:name="a69" draw:display-name="SysDot" draw:style="rect" draw:dots1="1" draw:dots1-length="0.02083in" draw:dots2="0" draw:dots2-length="0in" draw:distance="0.02083in"/>
    <draw:stroke-dash draw:name="a510" draw:display-name="SysDot" draw:style="rect" draw:dots1="1" draw:dots1-length="0.02083in" draw:dots2="0" draw:dots2-length="0in" draw:distance="0.02083in"/>
    <draw:stroke-dash draw:name="a512" draw:display-name="SysDot" draw:style="rect" draw:dots1="1" draw:dots1-length="0.02083in" draw:dots2="0" draw:dots2-length="0in" draw:distance="0.02083in"/>
    <draw:stroke-dash draw:name="a581" draw:display-name="SysDot" draw:style="rect" draw:dots1="1" draw:dots1-length="0.02083in" draw:dots2="0" draw:dots2-length="0in" draw:distance="0.02083in"/>
    <draw:stroke-dash draw:name="a583" draw:display-name="SysDot" draw:style="rect" draw:dots1="1" draw:dots1-length="0.02083in" draw:dots2="0" draw:dots2-length="0in" draw:distance="0.02083in"/>
    <draw:stroke-dash draw:name="a585" draw:display-name="SysDot" draw:style="rect" draw:dots1="1" draw:dots1-length="0.02083in" draw:dots2="0" draw:dots2-length="0in" draw:distance="0.02083in"/>
    <draw:stroke-dash draw:name="a587" draw:display-name="SysDot" draw:style="rect" draw:dots1="1" draw:dots1-length="0.02083in" draw:dots2="0" draw:dots2-length="0in" draw:distance="0.02083in"/>
    <draw:stroke-dash draw:name="a470" draw:display-name="SysDot" draw:style="rect" draw:dots1="1" draw:dots1-length="0.02083in" draw:dots2="0" draw:dots2-length="0in" draw:distance="0.02083in"/>
    <draw:stroke-dash draw:name="a589" draw:display-name="SysDot" draw:style="rect" draw:dots1="1" draw:dots1-length="0.02083in" draw:dots2="0" draw:dots2-length="0in" draw:distance="0.02083in"/>
    <draw:stroke-dash draw:name="a472" draw:display-name="SysDot" draw:style="rect" draw:dots1="1" draw:dots1-length="0.02083in" draw:dots2="0" draw:dots2-length="0in" draw:distance="0.02083in"/>
    <draw:stroke-dash draw:name="a474" draw:display-name="SysDot" draw:style="rect" draw:dots1="1" draw:dots1-length="0.02083in" draw:dots2="0" draw:dots2-length="0in" draw:distance="0.02083in"/>
    <draw:stroke-dash draw:name="a476" draw:display-name="SysDot" draw:style="rect" draw:dots1="1" draw:dots1-length="0.02083in" draw:dots2="0" draw:dots2-length="0in" draw:distance="0.02083in"/>
    <draw:stroke-dash draw:name="a551" draw:display-name="SysDot" draw:style="rect" draw:dots1="1" draw:dots1-length="0.02083in" draw:dots2="0" draw:dots2-length="0in" draw:distance="0.02083in"/>
    <draw:stroke-dash draw:name="a478" draw:display-name="SysDot" draw:style="rect" draw:dots1="1" draw:dots1-length="0.02083in" draw:dots2="0" draw:dots2-length="0in" draw:distance="0.02083in"/>
    <draw:stroke-dash draw:name="a553" draw:display-name="SysDot" draw:style="rect" draw:dots1="1" draw:dots1-length="0.02083in" draw:dots2="0" draw:dots2-length="0in" draw:distance="0.02083in"/>
    <draw:stroke-dash draw:name="a555" draw:display-name="SysDot" draw:style="rect" draw:dots1="1" draw:dots1-length="0.02083in" draw:dots2="0" draw:dots2-length="0in" draw:distance="0.02083in"/>
    <draw:stroke-dash draw:name="a71" draw:display-name="SysDot" draw:style="rect" draw:dots1="1" draw:dots1-length="0.02083in" draw:dots2="0" draw:dots2-length="0in" draw:distance="0.02083in"/>
    <draw:stroke-dash draw:name="a557" draw:display-name="SysDot" draw:style="rect" draw:dots1="1" draw:dots1-length="0.02083in" draw:dots2="0" draw:dots2-length="0in" draw:distance="0.02083in"/>
    <draw:stroke-dash draw:name="a73" draw:display-name="SysDot" draw:style="rect" draw:dots1="1" draw:dots1-length="0.02083in" draw:dots2="0" draw:dots2-length="0in" draw:distance="0.02083in"/>
    <draw:stroke-dash draw:name="a559" draw:display-name="SysDot" draw:style="rect" draw:dots1="1" draw:dots1-length="0.02083in" draw:dots2="0" draw:dots2-length="0in" draw:distance="0.02083in"/>
    <draw:stroke-dash draw:name="a75" draw:display-name="SysDot" draw:style="rect" draw:dots1="1" draw:dots1-length="0.02083in" draw:dots2="0" draw:dots2-length="0in" draw:distance="0.02083in"/>
    <draw:stroke-dash draw:name="a77" draw:display-name="SysDot" draw:style="rect" draw:dots1="1" draw:dots1-length="0.02083in" draw:dots2="0" draw:dots2-length="0in" draw:distance="0.02083in"/>
    <draw:stroke-dash draw:name="a79" draw:display-name="SysDot" draw:style="rect" draw:dots1="1" draw:dots1-length="0.02083in" draw:dots2="0" draw:dots2-length="0in" draw:distance="0.02083in"/>
    <draw:stroke-dash draw:name="a591" draw:display-name="SysDot" draw:style="rect" draw:dots1="1" draw:dots1-length="0.02083in" draw:dots2="0" draw:dots2-length="0in" draw:distance="0.02083in"/>
    <draw:stroke-dash draw:name="a601" draw:display-name="SysDot" draw:style="rect" draw:dots1="1" draw:dots1-length="0.02083in" draw:dots2="0" draw:dots2-length="0in" draw:distance="0.02083in"/>
    <draw:stroke-dash draw:name="a593" draw:display-name="SysDot" draw:style="rect" draw:dots1="1" draw:dots1-length="0.02083in" draw:dots2="0" draw:dots2-length="0in" draw:distance="0.02083in"/>
    <draw:stroke-dash draw:name="a43" draw:display-name="SysDot" draw:style="rect" draw:dots1="1" draw:dots1-length="0.02083in" draw:dots2="0" draw:dots2-length="0in" draw:distance="0.02083in"/>
    <draw:stroke-dash draw:name="a595" draw:display-name="SysDot" draw:style="rect" draw:dots1="1" draw:dots1-length="0.02083in" draw:dots2="0" draw:dots2-length="0in" draw:distance="0.02083in"/>
    <draw:stroke-dash draw:name="a45" draw:display-name="SysDot" draw:style="rect" draw:dots1="1" draw:dots1-length="0.02083in" draw:dots2="0" draw:dots2-length="0in" draw:distance="0.02083in"/>
    <draw:stroke-dash draw:name="a597" draw:display-name="SysDot" draw:style="rect" draw:dots1="1" draw:dots1-length="0.02083in" draw:dots2="0" draw:dots2-length="0in" draw:distance="0.02083in"/>
    <draw:stroke-dash draw:name="a47" draw:display-name="SysDot" draw:style="rect" draw:dots1="1" draw:dots1-length="0.02083in" draw:dots2="0" draw:dots2-length="0in" draw:distance="0.02083in"/>
    <draw:stroke-dash draw:name="a480" draw:display-name="SysDot" draw:style="rect" draw:dots1="1" draw:dots1-length="0.02083in" draw:dots2="0" draw:dots2-length="0in" draw:distance="0.02083in"/>
    <draw:stroke-dash draw:name="a599" draw:display-name="SysDot" draw:style="rect" draw:dots1="1" draw:dots1-length="0.02083in" draw:dots2="0" draw:dots2-length="0in" draw:distance="0.02083in"/>
    <draw:stroke-dash draw:name="a49" draw:display-name="SysDot" draw:style="rect" draw:dots1="1" draw:dots1-length="0.02083in" draw:dots2="0" draw:dots2-length="0in" draw:distance="0.02083in"/>
    <draw:stroke-dash draw:name="a482" draw:display-name="SysDot" draw:style="rect" draw:dots1="1" draw:dots1-length="0.02083in" draw:dots2="0" draw:dots2-length="0in" draw:distance="0.02083in"/>
    <draw:stroke-dash draw:name="a484" draw:display-name="SysDot" draw:style="rect" draw:dots1="1" draw:dots1-length="0.02083in" draw:dots2="0" draw:dots2-length="0in" draw:distance="0.02083in"/>
    <draw:stroke-dash draw:name="a486" draw:display-name="SysDot" draw:style="rect" draw:dots1="1" draw:dots1-length="0.02083in" draw:dots2="0" draw:dots2-length="0in" draw:distance="0.02083in"/>
    <draw:stroke-dash draw:name="a561" draw:display-name="SysDot" draw:style="rect" draw:dots1="1" draw:dots1-length="0.02083in" draw:dots2="0" draw:dots2-length="0in" draw:distance="0.02083in"/>
    <draw:stroke-dash draw:name="a488" draw:display-name="SysDot" draw:style="rect" draw:dots1="1" draw:dots1-length="0.02083in" draw:dots2="0" draw:dots2-length="0in" draw:distance="0.02083in"/>
    <draw:stroke-dash draw:name="a563" draw:display-name="SysDot" draw:style="rect" draw:dots1="1" draw:dots1-length="0.02083in" draw:dots2="0" draw:dots2-length="0in" draw:distance="0.02083in"/>
    <draw:stroke-dash draw:name="a565" draw:display-name="SysDot" draw:style="rect" draw:dots1="1" draw:dots1-length="0.02083in" draw:dots2="0" draw:dots2-length="0in" draw:distance="0.02083in"/>
    <draw:stroke-dash draw:name="a81" draw:display-name="SysDot" draw:style="rect" draw:dots1="1" draw:dots1-length="0.02083in" draw:dots2="0" draw:dots2-length="0in" draw:distance="0.02083in"/>
    <draw:stroke-dash draw:name="a567" draw:display-name="SysDot" draw:style="rect" draw:dots1="1" draw:dots1-length="0.02083in" draw:dots2="0" draw:dots2-length="0in" draw:distance="0.02083in"/>
    <draw:stroke-dash draw:name="a83" draw:display-name="SysDot" draw:style="rect" draw:dots1="1" draw:dots1-length="0.02083in" draw:dots2="0" draw:dots2-length="0in" draw:distance="0.02083in"/>
    <draw:stroke-dash draw:name="a569" draw:display-name="SysDot" draw:style="rect" draw:dots1="1" draw:dots1-length="0.02083in" draw:dots2="0" draw:dots2-length="0in" draw:distance="0.02083in"/>
    <draw:stroke-dash draw:name="a85" draw:display-name="SysDot" draw:style="rect" draw:dots1="1" draw:dots1-length="0.02083in" draw:dots2="0" draw:dots2-length="0in" draw:distance="0.02083in"/>
    <draw:stroke-dash draw:name="a87" draw:display-name="SysDot" draw:style="rect" draw:dots1="1" draw:dots1-length="0.02083in" draw:dots2="0" draw:dots2-length="0in" draw:distance="0.02083in"/>
    <draw:stroke-dash draw:name="a89" draw:display-name="SysDot" draw:style="rect" draw:dots1="1" draw:dots1-length="0.02083in" draw:dots2="0" draw:dots2-length="0in" draw:distance="0.02083in"/>
    <draw:stroke-dash draw:name="a456" draw:display-name="SysDot" draw:style="rect" draw:dots1="1" draw:dots1-length="0.02083in" draw:dots2="0" draw:dots2-length="0in" draw:distance="0.02083in"/>
    <draw:stroke-dash draw:name="a458" draw:display-name="SysDot" draw:style="rect" draw:dots1="1" draw:dots1-length="0.02083in" draw:dots2="0" draw:dots2-length="0in" draw:distance="0.02083in"/>
    <draw:stroke-dash draw:name="a51" draw:display-name="SysDot" draw:style="rect" draw:dots1="1" draw:dots1-length="0.02083in" draw:dots2="0" draw:dots2-length="0in" draw:distance="0.02083in"/>
    <draw:stroke-dash draw:name="a53" draw:display-name="SysDot" draw:style="rect" draw:dots1="1" draw:dots1-length="0.02083in" draw:dots2="0" draw:dots2-length="0in" draw:distance="0.02083in"/>
    <draw:stroke-dash draw:name="a55" draw:display-name="SysDot" draw:style="rect" draw:dots1="1" draw:dots1-length="0.02083in" draw:dots2="0" draw:dots2-length="0in" draw:distance="0.02083in"/>
    <draw:stroke-dash draw:name="a57" draw:display-name="SysDot" draw:style="rect" draw:dots1="1" draw:dots1-length="0.02083in" draw:dots2="0" draw:dots2-length="0in" draw:distance="0.02083in"/>
    <draw:stroke-dash draw:name="a490" draw:display-name="SysDot" draw:style="rect" draw:dots1="1" draw:dots1-length="0.02083in" draw:dots2="0" draw:dots2-length="0in" draw:distance="0.02083in"/>
    <draw:stroke-dash draw:name="a500" draw:display-name="SysDot" draw:style="rect" draw:dots1="1" draw:dots1-length="0.02083in" draw:dots2="0" draw:dots2-length="0in" draw:distance="0.02083in"/>
    <draw:stroke-dash draw:name="a59" draw:display-name="SysDot" draw:style="rect" draw:dots1="1" draw:dots1-length="0.02083in" draw:dots2="0" draw:dots2-length="0in" draw:distance="0.02083in"/>
    <draw:stroke-dash draw:name="a492" draw:display-name="SysDot" draw:style="rect" draw:dots1="1" draw:dots1-length="0.02083in" draw:dots2="0" draw:dots2-length="0in" draw:distance="0.02083in"/>
    <draw:stroke-dash draw:name="a502" draw:display-name="SysDot" draw:style="rect" draw:dots1="1" draw:dots1-length="0.02083in" draw:dots2="0" draw:dots2-length="0in" draw:distance="0.02083in"/>
    <draw:stroke-dash draw:name="a494" draw:display-name="SysDot" draw:style="rect" draw:dots1="1" draw:dots1-length="0.02083in" draw:dots2="0" draw:dots2-length="0in" draw:distance="0.02083in"/>
    <draw:stroke-dash draw:name="a504" draw:display-name="SysDot" draw:style="rect" draw:dots1="1" draw:dots1-length="0.02083in" draw:dots2="0" draw:dots2-length="0in" draw:distance="0.02083in"/>
    <draw:stroke-dash draw:name="a496" draw:display-name="SysDot" draw:style="rect" draw:dots1="1" draw:dots1-length="0.02083in" draw:dots2="0" draw:dots2-length="0in" draw:distance="0.02083in"/>
    <draw:stroke-dash draw:name="a571" draw:display-name="SysDot" draw:style="rect" draw:dots1="1" draw:dots1-length="0.02083in" draw:dots2="0" draw:dots2-length="0in" draw:distance="0.02083in"/>
    <draw:stroke-dash draw:name="a506" draw:display-name="SysDot" draw:style="rect" draw:dots1="1" draw:dots1-length="0.02083in" draw:dots2="0" draw:dots2-length="0in" draw:distance="0.02083in"/>
    <draw:stroke-dash draw:name="a498" draw:display-name="SysDot" draw:style="rect" draw:dots1="1" draw:dots1-length="0.02083in" draw:dots2="0" draw:dots2-length="0in" draw:distance="0.02083in"/>
    <draw:stroke-dash draw:name="a573" draw:display-name="SysDot" draw:style="rect" draw:dots1="1" draw:dots1-length="0.02083in" draw:dots2="0" draw:dots2-length="0in" draw:distance="0.02083in"/>
    <draw:stroke-dash draw:name="a508" draw:display-name="SysDot" draw:style="rect" draw:dots1="1" draw:dots1-length="0.02083in" draw:dots2="0" draw:dots2-length="0in" draw:distance="0.02083in"/>
    <draw:stroke-dash draw:name="a575" draw:display-name="SysDot" draw:style="rect" draw:dots1="1" draw:dots1-length="0.02083in" draw:dots2="0" draw:dots2-length="0in" draw:distance="0.02083in"/>
    <draw:stroke-dash draw:name="a91" draw:display-name="SysDot" draw:style="rect" draw:dots1="1" draw:dots1-length="0.02083in" draw:dots2="0" draw:dots2-length="0in" draw:distance="0.02083in"/>
    <draw:stroke-dash draw:name="a577" draw:display-name="SysDot" draw:style="rect" draw:dots1="1" draw:dots1-length="0.02083in" draw:dots2="0" draw:dots2-length="0in" draw:distance="0.02083in"/>
    <draw:stroke-dash draw:name="a460" draw:display-name="SysDot" draw:style="rect" draw:dots1="1" draw:dots1-length="0.02083in" draw:dots2="0" draw:dots2-length="0in" draw:distance="0.02083in"/>
    <draw:stroke-dash draw:name="a93" draw:display-name="SysDot" draw:style="rect" draw:dots1="1" draw:dots1-length="0.02083in" draw:dots2="0" draw:dots2-length="0in" draw:distance="0.02083in"/>
    <draw:stroke-dash draw:name="a579" draw:display-name="SysDot" draw:style="rect" draw:dots1="1" draw:dots1-length="0.02083in" draw:dots2="0" draw:dots2-length="0in" draw:distance="0.02083in"/>
    <draw:stroke-dash draw:name="a462" draw:display-name="SysDot" draw:style="rect" draw:dots1="1" draw:dots1-length="0.02083in" draw:dots2="0" draw:dots2-length="0in" draw:distance="0.02083in"/>
    <draw:stroke-dash draw:name="a95" draw:display-name="SysDot" draw:style="rect" draw:dots1="1" draw:dots1-length="0.02083in" draw:dots2="0" draw:dots2-length="0in" draw:distance="0.02083in"/>
    <draw:stroke-dash draw:name="a464" draw:display-name="SysDot" draw:style="rect" draw:dots1="1" draw:dots1-length="0.02083in" draw:dots2="0" draw:dots2-length="0in" draw:distance="0.02083in"/>
    <draw:stroke-dash draw:name="a97" draw:display-name="SysDot" draw:style="rect" draw:dots1="1" draw:dots1-length="0.02083in" draw:dots2="0" draw:dots2-length="0in" draw:distance="0.02083in"/>
    <draw:stroke-dash draw:name="a466" draw:display-name="SysDot" draw:style="rect" draw:dots1="1" draw:dots1-length="0.02083in" draw:dots2="0" draw:dots2-length="0in" draw:distance="0.02083in"/>
    <draw:stroke-dash draw:name="a99" draw:display-name="SysDot" draw:style="rect" draw:dots1="1" draw:dots1-length="0.02083in" draw:dots2="0" draw:dots2-length="0in" draw:distance="0.02083in"/>
    <draw:stroke-dash draw:name="a468" draw:display-name="SysDot" draw:style="rect" draw:dots1="1" draw:dots1-length="0.02083in" draw:dots2="0" draw:dots2-length="0in" draw:distance="0.0208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">
      <style:graphic-properties draw:fill="none" draw:stroke="dash" draw:stroke-dash="a75" svg:stroke-width="0.02083in" svg:stroke-color="#b87cbc" svg:stroke-opacity="20%" draw:stroke-linejoin="miter" svg:stroke-linecap="butt"/>
    </style:style>
    <style:style style:family="graphic" style:name="a78">
      <style:graphic-properties draw:fill="none" draw:stroke="dash" draw:stroke-dash="a77" svg:stroke-width="0.02083in" svg:stroke-color="#b87cbc" svg:stroke-opacity="20%" draw:stroke-linejoin="miter" svg:stroke-linecap="butt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draw:fill="none" draw:stroke="dash" draw:stroke-dash="a79" svg:stroke-width="0.02083in" svg:stroke-color="#b87cbc" svg:stroke-opacity="20%" draw:stroke-linejoin="miter" svg:stroke-linecap="butt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">
      <style:graphic-properties draw:fill="none" draw:stroke="dash" draw:stroke-dash="a81" svg:stroke-width="0.02083in" svg:stroke-color="#b87cbc" svg:stroke-opacity="20%" draw:stroke-linejoin="miter" svg:stroke-linecap="butt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84">
      <style:graphic-properties draw:fill="none" draw:stroke="dash" draw:stroke-dash="a83" svg:stroke-width="0.02083in" svg:stroke-color="#b87cbc" svg:stroke-opacity="20%" draw:stroke-linejoin="miter" svg:stroke-linecap="butt"/>
    </style:style>
    <style:style style:family="graphic" style:name="a100">
      <style:graphic-properties draw:fill="none" draw:stroke="dash" draw:stroke-dash="a99" svg:stroke-width="0.02083in" svg:stroke-color="#b87cbc" svg:stroke-opacity="20%" draw:stroke-linejoin="miter" svg:stroke-linecap="butt"/>
    </style:style>
    <style:style style:family="text" style:name="a4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">
      <style:graphic-properties draw:fill="none" draw:stroke="dash" draw:stroke-dash="a85" svg:stroke-width="0.02083in" svg:stroke-color="#b87cbc" svg:stroke-opacity="20%" draw:stroke-linejoin="miter" svg:stroke-linecap="butt"/>
    </style:style>
    <style:style style:family="text" style:name="a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">
      <style:graphic-properties draw:fill="none" draw:stroke="dash" draw:stroke-dash="a87" svg:stroke-width="0.02083in" svg:stroke-color="#b87cbc" svg:stroke-opacity="20%" draw:stroke-linejoin="miter" svg:stroke-linecap="butt"/>
    </style:style>
    <style:style style:family="paragraph" style:name="a1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1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draw:fill="none" draw:stroke="dash" draw:stroke-dash="a89" svg:stroke-width="0.02083in" svg:stroke-color="#b87cbc" svg:stroke-opacity="20%" draw:stroke-linejoin="miter" svg:stroke-linecap="butt"/>
    </style:style>
    <style:style style:family="paragraph" style:name="a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2">
      <style:graphic-properties draw:fill="none" draw:stroke="dash" draw:stroke-dash="a91" svg:stroke-width="0.02083in" svg:stroke-color="#b87cbc" svg:stroke-opacity="20%" draw:stroke-linejoin="miter" svg:stroke-linecap="butt"/>
    </style:style>
    <style:style style:family="text" style:name="a4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">
      <style:graphic-properties draw:fill="none" draw:stroke="dash" draw:stroke-dash="a93" svg:stroke-width="0.02083in" svg:stroke-color="#b87cbc" svg:stroke-opacity="20%" draw:stroke-linejoin="miter" svg:stroke-linecap="butt"/>
    </style:style>
    <style:style style:family="paragraph" style:name="a4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draw:fill="none" draw:stroke="dash" draw:stroke-dash="a95" svg:stroke-width="0.02083in" svg:stroke-color="#b87cbc" svg:stroke-opacity="20%" draw:stroke-linejoin="miter" svg:stroke-linecap="butt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none" draw:stroke="dash" draw:stroke-dash="a97" svg:stroke-width="0.02083in" svg:stroke-color="#b87cbc" svg:stroke-opacity="20%" draw:stroke-linejoin="miter" svg:stroke-linecap="butt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1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1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0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.05in" fo:padding-bottom="0.05in" fo:padding-left="0.1in" fo:padding-right="0.1in" draw:textarea-vertical-align="middle" draw:textarea-horizontal-align="center" draw:fill="solid" draw:fill-color="#bcc7dd" draw:opacity="50%" draw:stroke="none" draw:auto-grow-width="false" draw:auto-grow-height="false"/>
      <style:paragraph-properties style:font-independent-line-spacing="true" style:writing-mode="lr-tb"/>
    </style:style>
    <style:style style:family="graphic" style:name="a44">
      <style:graphic-properties draw:fill="none" draw:stroke="dash" draw:stroke-dash="a43" svg:stroke-width="0.02083in" svg:stroke-color="#b87cbc" svg:stroke-opacity="20%" draw:stroke-linejoin="miter" svg:stroke-linecap="butt"/>
    </style:style>
    <style:style style:family="graphic" style:name="a46">
      <style:graphic-properties draw:fill="none" draw:stroke="dash" draw:stroke-dash="a45" svg:stroke-width="0.02083in" svg:stroke-color="#b87cbc" svg:stroke-opacity="20%" draw:stroke-linejoin="miter" svg:stroke-linecap="butt"/>
    </style:style>
    <style:style style:family="graphic" style:name="a48">
      <style:graphic-properties draw:fill="none" draw:stroke="dash" draw:stroke-dash="a47" svg:stroke-width="0.02083in" svg:stroke-color="#b87cbc" svg:stroke-opacity="20%" draw:stroke-linejoin="miter" svg:stroke-linecap="butt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center" draw:fill="solid" draw:fill-color="#90a1c6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venir Next LT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center" draw:fill="solid" draw:fill-color="#5871a9" draw:opacity="2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>
      <style:graphic-properties draw:fill="none" draw:stroke="dash" draw:stroke-dash="a49" svg:stroke-width="0.02083in" svg:stroke-color="#b87cbc" svg:stroke-opacity="20%" draw:stroke-linejoin="miter" svg:stroke-linecap="butt"/>
    </style:style>
    <style:style style:family="graphic" style:name="a52">
      <style:graphic-properties draw:fill="none" draw:stroke="dash" draw:stroke-dash="a51" svg:stroke-width="0.02083in" svg:stroke-color="#b87cbc" svg:stroke-opacity="20%" draw:stroke-linejoin="miter" svg:stroke-linecap="butt"/>
    </style:style>
    <style:style style:family="graphic" style:name="a54">
      <style:graphic-properties draw:fill="none" draw:stroke="dash" draw:stroke-dash="a53" svg:stroke-width="0.02083in" svg:stroke-color="#b87cbc" svg:stroke-opacity="20%" draw:stroke-linejoin="miter" svg:stroke-linecap="butt"/>
    </style:style>
    <style:style style:family="graphic" style:name="a56">
      <style:graphic-properties draw:fill="none" draw:stroke="dash" draw:stroke-dash="a55" svg:stroke-width="0.02083in" svg:stroke-color="#b87cbc" svg:stroke-opacity="20%" draw:stroke-linejoin="miter" svg:stroke-linecap="butt"/>
    </style:style>
    <style:style style:family="graphic" style:name="a58">
      <style:graphic-properties draw:fill="none" draw:stroke="dash" draw:stroke-dash="a57" svg:stroke-width="0.02083in" svg:stroke-color="#b87cbc" svg:stroke-opacity="20%" draw:stroke-linejoin="miter" svg:stroke-linecap="butt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0">
      <style:graphic-properties draw:fill="none" draw:stroke="dash" draw:stroke-dash="a59" svg:stroke-width="0.02083in" svg:stroke-color="#b87cbc" svg:stroke-opacity="20%" draw:stroke-linejoin="miter" svg:stroke-linecap="butt"/>
    </style:style>
    <style:style style:family="text" style:name="a4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draw:fill="none" draw:stroke="dash" draw:stroke-dash="a61" svg:stroke-width="0.02083in" svg:stroke-color="#b87cbc" svg:stroke-opacity="20%" draw:stroke-linejoin="miter" svg:stroke-linecap="but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draw:fill="none" draw:stroke="dash" draw:stroke-dash="a63" svg:stroke-width="0.02083in" svg:stroke-color="#b87cbc" svg:stroke-opacity="20%" draw:stroke-linejoin="miter" svg:stroke-linecap="butt"/>
    </style:style>
    <style:style style:family="drawing-page" style:name="a4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">
      <style:graphic-properties draw:fill="none" draw:stroke="dash" draw:stroke-dash="a65" svg:stroke-width="0.02083in" svg:stroke-color="#b87cbc" svg:stroke-opacity="20%" draw:stroke-linejoin="miter" svg:stroke-linecap="butt"/>
    </style:style>
    <style:style style:family="graphic" style:name="a68">
      <style:graphic-properties draw:fill="none" draw:stroke="dash" draw:stroke-dash="a67" svg:stroke-width="0.02083in" svg:stroke-color="#b87cbc" svg:stroke-opacity="20%" draw:stroke-linejoin="miter" svg:stroke-linecap="butt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Posteram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Avenir Next LT Pro" fo:font-size="0.125in" style:font-size-asian="0.125in" style:font-size-complex="0.125in" fo:letter-spacing="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1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draw:fill="none" draw:stroke="dash" draw:stroke-dash="a69" svg:stroke-width="0.02083in" svg:stroke-color="#b87cbc" svg:stroke-opacity="20%" draw:stroke-linejoin="miter" svg:stroke-linecap="butt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venir Next LT Pr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">
      <style:graphic-properties draw:fill="none" draw:stroke="dash" draw:stroke-dash="a71" svg:stroke-width="0.02083in" svg:stroke-color="#b87cbc" svg:stroke-opacity="20%" draw:stroke-linejoin="miter" svg:stroke-linecap="butt"/>
    </style:style>
    <style:style style:family="paragraph" style:name="a417">
      <style:paragraph-properties fo:line-height="110%" fo:text-align="left" style:tab-stop-distance="1in" fo:margin-left="0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draw:fill="none" draw:stroke="dash" draw:stroke-dash="a73" svg:stroke-width="0.02083in" svg:stroke-color="#b87cbc" svg:stroke-opacity="20%" draw:stroke-linejoin="miter" svg:stroke-linecap="butt"/>
    </style:style>
    <text:list-style style:name="a19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41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38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42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2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26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text:list-style style:name="a140">
      <text:list-level-style-bullet text:level="1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2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3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4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5" text:bullet-char="•">
        <style:list-level-properties text:space-before="0in" text:min-label-width="0.25in"/>
        <style:text-properties fo:color="#ffffff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ffffff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ffffff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ffffff" fo:font-family="Arial" style:font-family-generic="swiss" style:font-pitch="variable" fo:font-size="75%"/>
      </text:list-level-style-bullet>
    </text:list-style>
    <number:date-style xmlns:number="urn:oasis:names:tc:opendocument:xmlns:datastyle:1.0" style:name="a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ineVTI" style:page-layout-name="pageLayout1" draw:style-name="a0">
      <draw:custom-shape svg:x="0in" svg:y="0in" svg:width="13.33in" svg:height="7.5in" draw:id="id0" draw:style-name="a3" draw:name="Rectangle 114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79" draw:id="id1">
        <svg:title/>
        <svg:desc/>
        <draw:connector draw:type="line" svg:x1="-0.01248in" svg:y1="7.31221in" svg:x2="13.32085in" svg:y2="7.31221in" draw:id="id9" draw:style-name="a44" draw:name="Straight Connector 80">
          <svg:title/>
          <svg:desc/>
        </draw:connector>
        <draw:connector draw:type="line" svg:x1="-0.00569in" svg:y1="0in" svg:x2="-0.00569in" svg:y2="7.5in" draw:id="id10" draw:style-name="a46" draw:name="Straight Connector 81">
          <svg:title/>
          <svg:desc/>
        </draw:connector>
        <draw:connector draw:type="line" svg:x1="13.1103in" svg:y1="0in" svg:x2="13.1103in" svg:y2="7.5in" draw:id="id11" draw:style-name="a48" draw:name="Straight Connector 82">
          <svg:title/>
          <svg:desc/>
        </draw:connector>
        <draw:connector draw:type="line" svg:x1="0.20487in" svg:y1="0in" svg:x2="0.20487in" svg:y2="7.5in" draw:id="id12" draw:style-name="a50" draw:name="Straight Connector 83">
          <svg:title/>
          <svg:desc/>
        </draw:connector>
        <draw:connector draw:type="line" svg:x1="1.29786in" svg:y1="0in" svg:x2="1.29786in" svg:y2="7.5in" draw:id="id13" draw:style-name="a52" draw:name="Straight Connector 84">
          <svg:title/>
          <svg:desc/>
        </draw:connector>
        <draw:connector draw:type="line" svg:x1="2.39086in" svg:y1="0in" svg:x2="2.39086in" svg:y2="7.5in" draw:id="id14" draw:style-name="a54" draw:name="Straight Connector 85">
          <svg:title/>
          <svg:desc/>
        </draw:connector>
        <draw:connector draw:type="line" svg:x1="3.48386in" svg:y1="0in" svg:x2="3.48386in" svg:y2="7.5in" draw:id="id15" draw:style-name="a56" draw:name="Straight Connector 86">
          <svg:title/>
          <svg:desc/>
        </draw:connector>
        <draw:connector draw:type="line" svg:x1="4.57686in" svg:y1="0in" svg:x2="4.57686in" svg:y2="7.5in" draw:id="id16" draw:style-name="a58" draw:name="Straight Connector 88">
          <svg:title/>
          <svg:desc/>
        </draw:connector>
        <draw:connector draw:type="line" svg:x1="5.66986in" svg:y1="0in" svg:x2="5.66986in" svg:y2="7.5in" draw:id="id17" draw:style-name="a60" draw:name="Straight Connector 89">
          <svg:title/>
          <svg:desc/>
        </draw:connector>
        <draw:connector draw:type="line" svg:x1="6.76286in" svg:y1="0in" svg:x2="6.76286in" svg:y2="7.5in" draw:id="id18" draw:style-name="a62" draw:name="Straight Connector 90">
          <svg:title/>
          <svg:desc/>
        </draw:connector>
        <draw:connector draw:type="line" svg:x1="7.85586in" svg:y1="0in" svg:x2="7.85586in" svg:y2="7.5in" draw:id="id19" draw:style-name="a64" draw:name="Straight Connector 91">
          <svg:title/>
          <svg:desc/>
        </draw:connector>
        <draw:connector draw:type="line" svg:x1="8.94885in" svg:y1="0in" svg:x2="8.94885in" svg:y2="7.5in" draw:id="id20" draw:style-name="a66" draw:name="Straight Connector 92">
          <svg:title/>
          <svg:desc/>
        </draw:connector>
        <draw:connector draw:type="line" svg:x1="10.04185in" svg:y1="0in" svg:x2="10.04185in" svg:y2="7.5in" draw:id="id21" draw:style-name="a68" draw:name="Straight Connector 93">
          <svg:title/>
          <svg:desc/>
        </draw:connector>
        <draw:connector draw:type="line" svg:x1="11.13485in" svg:y1="0in" svg:x2="11.13485in" svg:y2="7.5in" draw:id="id22" draw:style-name="a70" draw:name="Straight Connector 94">
          <svg:title/>
          <svg:desc/>
        </draw:connector>
        <draw:connector draw:type="line" svg:x1="12.22785in" svg:y1="0in" svg:x2="12.22785in" svg:y2="7.5in" draw:id="id23" draw:style-name="a72" draw:name="Straight Connector 95">
          <svg:title/>
          <svg:desc/>
        </draw:connector>
        <draw:connector draw:type="line" svg:x1="13.32085in" svg:y1="0in" svg:x2="13.32085in" svg:y2="7.5in" draw:id="id24" draw:style-name="a74" draw:name="Straight Connector 96">
          <svg:title/>
          <svg:desc/>
        </draw:connector>
        <draw:connector draw:type="line" svg:x1="-0.00569in" svg:y1="0.18779in" svg:x2="13.32765in" svg:y2="0.18779in" draw:id="id25" draw:style-name="a76" draw:name="Straight Connector 97">
          <svg:title/>
          <svg:desc/>
        </draw:connector>
        <draw:connector draw:type="line" svg:x1="-0.00569in" svg:y1="0.79714in" svg:x2="13.32765in" svg:y2="0.79714in" draw:id="id26" draw:style-name="a78" draw:name="Straight Connector 98">
          <svg:title/>
          <svg:desc/>
        </draw:connector>
        <draw:connector draw:type="line" svg:x1="-0.00569in" svg:y1="1.40649in" svg:x2="13.32765in" svg:y2="1.40649in" draw:id="id27" draw:style-name="a80" draw:name="Straight Connector 99">
          <svg:title/>
          <svg:desc/>
        </draw:connector>
        <draw:connector draw:type="line" svg:x1="-0.00569in" svg:y1="2.01584in" svg:x2="13.32765in" svg:y2="2.01584in" draw:id="id28" draw:style-name="a82" draw:name="Straight Connector 100">
          <svg:title/>
          <svg:desc/>
        </draw:connector>
        <draw:connector draw:type="line" svg:x1="-0.00569in" svg:y1="2.62519in" svg:x2="13.32765in" svg:y2="2.62519in" draw:id="id29" draw:style-name="a84" draw:name="Straight Connector 101">
          <svg:title/>
          <svg:desc/>
        </draw:connector>
        <draw:connector draw:type="line" svg:x1="-0.00569in" svg:y1="3.23454in" svg:x2="13.32765in" svg:y2="3.23454in" draw:id="id30" draw:style-name="a86" draw:name="Straight Connector 102">
          <svg:title/>
          <svg:desc/>
        </draw:connector>
        <draw:connector draw:type="line" svg:x1="-0.00569in" svg:y1="3.84389in" svg:x2="13.32765in" svg:y2="3.84389in" draw:id="id31" draw:style-name="a88" draw:name="Straight Connector 103">
          <svg:title/>
          <svg:desc/>
        </draw:connector>
        <draw:connector draw:type="line" svg:x1="-0.00569in" svg:y1="4.45324in" svg:x2="13.32765in" svg:y2="4.45324in" draw:id="id32" draw:style-name="a90" draw:name="Straight Connector 104">
          <svg:title/>
          <svg:desc/>
        </draw:connector>
        <draw:connector draw:type="line" svg:x1="-0.00569in" svg:y1="5.0626in" svg:x2="13.32765in" svg:y2="5.0626in" draw:id="id33" draw:style-name="a92" draw:name="Straight Connector 105">
          <svg:title/>
          <svg:desc/>
        </draw:connector>
        <draw:connector draw:type="line" svg:x1="-0.00569in" svg:y1="5.67195in" svg:x2="13.32765in" svg:y2="5.67195in" draw:id="id34" draw:style-name="a94" draw:name="Straight Connector 106">
          <svg:title/>
          <svg:desc/>
        </draw:connector>
        <draw:connector draw:type="line" svg:x1="-0.00569in" svg:y1="6.2813in" svg:x2="13.32765in" svg:y2="6.2813in" draw:id="id35" draw:style-name="a96" draw:name="Straight Connector 107">
          <svg:title/>
          <svg:desc/>
        </draw:connector>
        <draw:connector draw:type="line" svg:x1="-0.00569in" svg:y1="7.5in" svg:x2="13.32765in" svg:y2="7.5in" draw:id="id36" draw:style-name="a98" draw:name="Straight Connector 108">
          <svg:title/>
          <svg:desc/>
        </draw:connector>
        <draw:connector draw:type="line" svg:x1="0.01248in" svg:y1="6.83333in" svg:x2="13.34582in" svg:y2="6.83333in" draw:id="id37" draw:style-name="a100" draw:name="Straight Connector 109">
          <svg:title/>
          <svg:desc/>
        </draw:connector>
      </draw:g>
      <draw:custom-shape svg:x="-0.0068in" svg:y="5.48416in" svg:width="3.06225in" svg:height="2.01584in" draw:id="id2" draw:style-name="a6" draw:name="Freeform: Shape 148">
        <svg:title/>
        <svg:desc/>
        <text:p text:style-name="a5" text:class-names="" text:cond-style-name=""><text:span text:style-name="a4" text:class-names=""/></text:p>
        <draw:enhanced-geometry xmlns:dr3d="urn:oasis:names:tc:opendocument:xmlns:dr3d:1.0" draw:type="non-primitive" svg:viewBox="0 0 2800124 1843284" draw:enhanced-path="M 375358 0 C 1505802 0 2462339 744579 2781298 1770066 L 2800124 1843284 1987869 1843284 1986195 1838711 C 1720801 1211248 1099494 770976 375357 770976 254668 770976 136835 783206 23030 806494 L 0 812415 0 30983 117785 13007 C 202473 4406 288401 0 375358 0 Z N" draw:text-areas="?f44 ?f46 ?f45 ?f47" draw:glue-points="?f26 ?f27 ?f28 ?f29 ?f30 ?f31 ?f32 ?f31 ?f33 ?f34 ?f35 ?f36 ?f37 ?f38 ?f39 ?f40 ?f39 ?f41 ?f42 ?f43 ?f26 ?f27" draw:glue-point-leaving-directions="-90, -90, 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800124"/>
          <draw:equation draw:name="f7" draw:formula="?f4 / 1843284"/>
          <draw:equation draw:name="f8" draw:formula="375358 * ?f5 / 2800124"/>
          <draw:equation draw:name="f9" draw:formula="0 * ?f4 / 1843284"/>
          <draw:equation draw:name="f10" draw:formula="2781298 * ?f5 / 2800124"/>
          <draw:equation draw:name="f11" draw:formula="1770066 * ?f4 / 1843284"/>
          <draw:equation draw:name="f12" draw:formula="2800124 * ?f5 / 2800124"/>
          <draw:equation draw:name="f13" draw:formula="1843284 * ?f4 / 1843284"/>
          <draw:equation draw:name="f14" draw:formula="1987869 * ?f5 / 2800124"/>
          <draw:equation draw:name="f15" draw:formula="1986195 * ?f5 / 2800124"/>
          <draw:equation draw:name="f16" draw:formula="1838711 * ?f4 / 1843284"/>
          <draw:equation draw:name="f17" draw:formula="375357 * ?f5 / 2800124"/>
          <draw:equation draw:name="f18" draw:formula="770976 * ?f4 / 1843284"/>
          <draw:equation draw:name="f19" draw:formula="23030 * ?f5 / 2800124"/>
          <draw:equation draw:name="f20" draw:formula="806494 * ?f4 / 1843284"/>
          <draw:equation draw:name="f21" draw:formula="0 * ?f5 / 2800124"/>
          <draw:equation draw:name="f22" draw:formula="812415 * ?f4 / 1843284"/>
          <draw:equation draw:name="f23" draw:formula="30983 * ?f4 / 1843284"/>
          <draw:equation draw:name="f24" draw:formula="117785 * ?f5 / 2800124"/>
          <draw:equation draw:name="f25" draw:formula="13007 * ?f4 / 1843284"/>
          <draw:equation draw:name="f26" draw:formula="?f8 / ?f6"/>
          <draw:equation draw:name="f27" draw:formula="?f9 / ?f7"/>
          <draw:equation draw:name="f28" draw:formula="?f10 / ?f6"/>
          <draw:equation draw:name="f29" draw:formula="?f11 / ?f7"/>
          <draw:equation draw:name="f30" draw:formula="?f12 / ?f6"/>
          <draw:equation draw:name="f31" draw:formula="?f13 / ?f7"/>
          <draw:equation draw:name="f32" draw:formula="?f14 / ?f6"/>
          <draw:equation draw:name="f33" draw:formula="?f15 / ?f6"/>
          <draw:equation draw:name="f34" draw:formula="?f16 / ?f7"/>
          <draw:equation draw:name="f35" draw:formula="?f17 / ?f6"/>
          <draw:equation draw:name="f36" draw:formula="?f18 / ?f7"/>
          <draw:equation draw:name="f37" draw:formula="?f19 / ?f6"/>
          <draw:equation draw:name="f38" draw:formula="?f20 / ?f7"/>
          <draw:equation draw:name="f39" draw:formula="?f21 / ?f6"/>
          <draw:equation draw:name="f40" draw:formula="?f22 / ?f7"/>
          <draw:equation draw:name="f41" draw:formula="?f23 / ?f7"/>
          <draw:equation draw:name="f42" draw:formula="?f24 / ?f6"/>
          <draw:equation draw:name="f43" draw:formula="?f25 / ?f7"/>
          <draw:equation draw:name="f44" draw:formula="?f0 / ?f6"/>
          <draw:equation draw:name="f45" draw:formula="?f1 / ?f6"/>
          <draw:equation draw:name="f46" draw:formula="?f2 / ?f7"/>
          <draw:equation draw:name="f47" draw:formula="?f3 / ?f7"/>
        </draw:enhanced-geometry>
      </draw:custom-shape>
      <draw:frame draw:id="id3" presentation:style-name="a10" draw:name="Title Placeholder 1" svg:x="0.5in" svg:y="0.39931in" svg:width="11.72674in" svg:height="1.44965in" presentation:class="title" presentation:placeholder="false">
        <draw:text-box>
          <text:p text:style-name="a9" text:class-names="" text:cond-style-name=""><text:span text:style-name="a7" text:class-names="">Click to edit Master title style</text:span><text:span text:style-name="a8" text:class-names=""/></text:p>
        </draw:text-box>
        <svg:title/>
        <svg:desc/>
      </draw:frame>
      <draw:frame draw:id="id4" presentation:style-name="a26" draw:name="Text Placeholder 2" svg:x="0.5in" svg:y="1.99653in" svg:width="11.72674in" svg:height="4.75868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Click to edit Master text styles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Second level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Third level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p text:style-name="a24" text:class-names="" text:cond-style-name=""><text:span text:style-name="a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31" draw:name="Date Placeholder 3" svg:x="0.5in" svg:y="6.91667in" svg:width="2.79989in" svg:height="0.39931in" presentation:class="date-time" presentation:placeholder="false">
        <draw:text-box>
          <text:p text:style-name="a30" text:class-names="" text:cond-style-name=""><text:span text:style-name="a27" text:class-names=""><text:date text:fixed="false" style:data-style-name="a28"/></text:span><text:span text:style-name="a29" text:class-names=""/></text:p>
        </draw:text-box>
        <svg:title/>
        <svg:desc/>
      </draw:frame>
      <draw:frame draw:id="id6" presentation:style-name="a35" draw:name="Footer Placeholder 4" svg:x="4.59412in" svg:y="6.91146in" svg:width="4.35562in" svg:height="0.39931in" presentation:class="footer" presentation:placeholder="false">
        <draw:text-box>
          <text:p text:style-name="a34" text:class-names="" text:cond-style-name=""><text:span text:style-name="a32" text:class-names="">Sample Footer Text</text:span><text:span text:style-name="a33" text:class-names=""/></text:p>
        </draw:text-box>
        <svg:title/>
        <svg:desc/>
      </draw:frame>
      <draw:frame draw:id="id7" presentation:style-name="a39" draw:name="Slide Number Placeholder 5" svg:x="12.23841in" svg:y="6.91667in" svg:width="0.87388in" svg:height="0.39931in" presentation:class="page-number" presentation:placeholder="false">
        <draw:text-box>
          <text:p text:style-name="a38" text:class-names="" text:cond-style-name=""><text:span text:style-name="a36" text:class-names=""><text:page-number style:num-format="1" text:fixed="false"/></text:span><text:span text:style-name="a37" text:class-names=""/></text:p>
        </draw:text-box>
        <svg:title/>
        <svg:desc/>
      </draw:frame>
      <draw:custom-shape svg:x="8.72674in" svg:y="0in" svg:width="4.60326in" svg:height="1.80506in" draw:id="id8" draw:style-name="a42" draw:name="Freeform: Shape 76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4209224 1650549" draw:enhanced-path="M 0 0 L 846445 0 912542 108799 C 1226710 573829 1758748 879573 2362195 879573 2965642 879573 3497680 573829 3811848 108799 L 3877945 0 4209224 0 4209224 840421 4143538 912693 C 3687653 1368578 3057854 1650549 2362196 1650549 1318710 1650549 423404 1016115 40969 111937 Z N" draw:text-areas="?f42 ?f44 ?f43 ?f45" draw:glue-points="?f25 ?f26 ?f27 ?f26 ?f28 ?f29 ?f30 ?f31 ?f32 ?f29 ?f33 ?f26 ?f34 ?f26 ?f34 ?f35 ?f36 ?f37 ?f38 ?f39 ?f40 ?f41" draw:glue-point-leaving-directions="-90, -90, -90, -90, -90, -90, -90, -90, -90, -90, -9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209224"/>
          <draw:equation draw:name="f7" draw:formula="?f4 / 1650549"/>
          <draw:equation draw:name="f8" draw:formula="0 * ?f5 / 4209224"/>
          <draw:equation draw:name="f9" draw:formula="0 * ?f4 / 1650549"/>
          <draw:equation draw:name="f10" draw:formula="846445 * ?f5 / 4209224"/>
          <draw:equation draw:name="f11" draw:formula="912542 * ?f5 / 4209224"/>
          <draw:equation draw:name="f12" draw:formula="108799 * ?f4 / 1650549"/>
          <draw:equation draw:name="f13" draw:formula="2362195 * ?f5 / 4209224"/>
          <draw:equation draw:name="f14" draw:formula="879573 * ?f4 / 1650549"/>
          <draw:equation draw:name="f15" draw:formula="3811848 * ?f5 / 4209224"/>
          <draw:equation draw:name="f16" draw:formula="3877945 * ?f5 / 4209224"/>
          <draw:equation draw:name="f17" draw:formula="4209224 * ?f5 / 4209224"/>
          <draw:equation draw:name="f18" draw:formula="840421 * ?f4 / 1650549"/>
          <draw:equation draw:name="f19" draw:formula="4143538 * ?f5 / 4209224"/>
          <draw:equation draw:name="f20" draw:formula="912693 * ?f4 / 1650549"/>
          <draw:equation draw:name="f21" draw:formula="2362196 * ?f5 / 4209224"/>
          <draw:equation draw:name="f22" draw:formula="1650549 * ?f4 / 1650549"/>
          <draw:equation draw:name="f23" draw:formula="40969 * ?f5 / 4209224"/>
          <draw:equation draw:name="f24" draw:formula="111937 * ?f4 / 1650549"/>
          <draw:equation draw:name="f25" draw:formula="?f8 / ?f6"/>
          <draw:equation draw:name="f26" draw:formula="?f9 / ?f7"/>
          <draw:equation draw:name="f27" draw:formula="?f10 / ?f6"/>
          <draw:equation draw:name="f28" draw:formula="?f11 / ?f6"/>
          <draw:equation draw:name="f29" draw:formula="?f12 / ?f7"/>
          <draw:equation draw:name="f30" draw:formula="?f13 / ?f6"/>
          <draw:equation draw:name="f31" draw:formula="?f14 / ?f7"/>
          <draw:equation draw:name="f32" draw:formula="?f15 / ?f6"/>
          <draw:equation draw:name="f33" draw:formula="?f16 / ?f6"/>
          <draw:equation draw:name="f34" draw:formula="?f17 / ?f6"/>
          <draw:equation draw:name="f35" draw:formula="?f18 / ?f7"/>
          <draw:equation draw:name="f36" draw:formula="?f19 / ?f6"/>
          <draw:equation draw:name="f37" draw:formula="?f20 / ?f7"/>
          <draw:equation draw:name="f38" draw:formula="?f21 / ?f6"/>
          <draw:equation draw:name="f39" draw:formula="?f22 / ?f7"/>
          <draw:equation draw:name="f40" draw:formula="?f23 / ?f6"/>
          <draw:equation draw:name="f41" draw:formula="?f24 / ?f7"/>
          <draw:equation draw:name="f42" draw:formula="?f0 / ?f6"/>
          <draw:equation draw:name="f43" draw:formula="?f1 / ?f6"/>
          <draw:equation draw:name="f44" draw:formula="?f2 / ?f7"/>
          <draw:equation draw:name="f45" draw:formula="?f3 / ?f7"/>
        </draw:enhanced-geometry>
      </draw:custom-shape>
    </style:master-page>
    <style:master-page style:name="Master1-Layout1-title-Title-Slide" style:page-layout-name="pageLayout1" draw:style-name="a101">
      <draw:frame draw:id="id38" draw:layer="Master1-bg" presentation:style-name="a105" draw:name="Title 1" svg:x="1.66667in" svg:y="1.22743in" svg:width="10in" svg:height="2.61111in" presentation:class="title" presentation:placeholder="false">
        <draw:text-box>
          <text:p text:style-name="a104" text:class-names="" text:cond-style-name=""><text:span text:style-name="a102" text:class-names="">Click to edit Master title style</text:span><text:span text:style-name="a103" text:class-names=""/></text:p>
        </draw:text-box>
        <svg:title/>
        <svg:desc/>
      </draw:frame>
      <draw:frame draw:id="id39" draw:layer="Master1-bg" presentation:style-name="a108" draw:name="Subtitle 2" svg:x="1.66667in" svg:y="3.93924in" svg:width="10in" svg:height="1.81076in" presentation:class="subtitle" presentation:placeholder="false">
        <draw:text-box>
          <text:p text:style-name="a107" text:class-names="" text:cond-style-name=""><text:span text:style-name="a106" text:class-names="">Click to edit Master subtitle style</text:span></text:p>
        </draw:text-box>
        <svg:title/>
        <svg:desc/>
      </draw:frame>
      <draw:frame draw:id="id40" draw:layer="Master1-bg" presentation:style-name="a113" draw:name="Date Placeholder 3" svg:x="0.5in" svg:y="6.91667in" svg:width="2.79989in" svg:height="0.39931in" presentation:class="date-time" presentation:placeholder="false">
        <draw:text-box>
          <text:p text:style-name="a112" text:class-names="" text:cond-style-name=""><text:span text:style-name="a109" text:class-names=""><text:date text:fixed="false" style:data-style-name="a110"/></text:span><text:span text:style-name="a111" text:class-names=""/></text:p>
        </draw:text-box>
        <svg:title/>
        <svg:desc/>
      </draw:frame>
      <draw:frame draw:id="id41" draw:layer="Master1-bg" presentation:style-name="a116" draw:name="Footer Placeholder 4" svg:x="4.59412in" svg:y="6.91146in" svg:width="4.35562in" svg:height="0.39931in" presentation:class="footer" presentation:placeholder="false">
        <draw:text-box>
          <text:p text:style-name="a115" text:class-names="" text:cond-style-name=""><text:span text:style-name="a114" text:class-names="">Sample Footer Text</text:span></text:p>
        </draw:text-box>
        <svg:title/>
        <svg:desc/>
      </draw:frame>
      <draw:frame draw:id="id42" presentation:style-name="a120" draw:name="Slide Number Placeholder 5" svg:x="12.23841in" svg:y="6.91667in" svg:width="0.87388in" svg:height="0.39931in" presentation:class="page-number" presentation:placeholder="false">
        <draw:text-box>
          <text:p text:style-name="a119" text:class-names="" text:cond-style-name=""><text:span text:style-name="a117" text:class-names=""><text:page-number style:num-format="1" text:fixed="false"/></text:span><text:span text:style-name="a118" text:class-names=""/></text:p>
        </draw:text-box>
        <svg:title/>
        <svg:desc/>
      </draw:frame>
    </style:master-page>
    <style:master-page style:name="Master1-Layout2-obj-Title-and-Content" style:page-layout-name="pageLayout1" draw:style-name="a121">
      <draw:frame draw:id="id43" draw:layer="Master1-bg" presentation:style-name="a125" draw:name="Title 1" svg:x="0.5in" svg:y="0.39931in" svg:width="11.72674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44" draw:layer="Master1-bg" presentation:style-name="a141" draw:name="Content Placeholder 2" svg:x="0.5in" svg:y="1.99653in" svg:width="11.72674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draw:layer="Master1-bg" presentation:style-name="a146" draw:name="Date Placeholder 3" svg:x="0.5in" svg:y="6.91667in" svg:width="2.79989in" svg:height="0.39931in" presentation:class="date-time" presentation:placeholder="false">
        <draw:text-box>
          <text:p text:style-name="a145" text:class-names="" text:cond-style-name=""><text:span text:style-name="a142" text:class-names=""><text:date text:fixed="false" style:data-style-name="a143"/></text:span><text:span text:style-name="a144" text:class-names=""/></text:p>
        </draw:text-box>
        <svg:title/>
        <svg:desc/>
      </draw:frame>
      <draw:frame draw:id="id46" draw:layer="Master1-bg" presentation:style-name="a149" draw:name="Footer Placeholder 4" svg:x="4.59412in" svg:y="6.91146in" svg:width="4.35562in" svg:height="0.39931in" presentation:class="footer" presentation:placeholder="false">
        <draw:text-box>
          <text:p text:style-name="a148" text:class-names="" text:cond-style-name=""><text:span text:style-name="a147" text:class-names="">Sample Footer Text</text:span></text:p>
        </draw:text-box>
        <svg:title/>
        <svg:desc/>
      </draw:frame>
      <draw:frame draw:id="id47" presentation:style-name="a153" draw:name="Slide Number Placeholder 5" svg:x="12.23841in" svg:y="6.91667in" svg:width="0.87388in" svg:height="0.39931in" presentation:class="page-number" presentation:placeholder="false">
        <draw:text-box>
          <text:p text:style-name="a152" text:class-names="" text:cond-style-name=""><text:span text:style-name="a150" text:class-names=""><text:page-number style:num-format="1" text:fixed="false"/></text:span><text:span text:style-name="a151" text:class-names=""/></text:p>
        </draw:text-box>
        <svg:title/>
        <svg:desc/>
      </draw:frame>
    </style:master-page>
    <style:master-page style:name="Master1-Layout3-secHead-Section-Header" style:page-layout-name="pageLayout1" draw:style-name="a154">
      <draw:frame draw:id="id48" draw:layer="Master1-bg" presentation:style-name="a158" draw:name="Title 1" svg:x="0.5in" svg:y="1.86979in" svg:width="11.90972in" svg:height="3.11979in" presentation:class="title" presentation:placeholder="false">
        <draw:text-box>
          <text:p text:style-name="a157" text:class-names="" text:cond-style-name=""><text:span text:style-name="a155" text:class-names="">Click to edit Master title style</text:span><text:span text:style-name="a156" text:class-names=""/></text:p>
        </draw:text-box>
        <svg:title/>
        <svg:desc/>
      </draw:frame>
      <draw:frame draw:id="id49" draw:layer="Master1-bg" presentation:style-name="a162" draw:name="Text Placeholder 2" svg:x="0.5in" svg:y="5.0191in" svg:width="11.90972in" svg:height="1.64062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</draw:text-box>
        <svg:title/>
        <svg:desc/>
      </draw:frame>
      <draw:frame draw:id="id50" draw:layer="Master1-bg" presentation:style-name="a167" draw:name="Date Placeholder 3" svg:x="0.5in" svg:y="6.91667in" svg:width="2.79989in" svg:height="0.39931in" presentation:class="date-time" presentation:placeholder="false">
        <draw:text-box>
          <text:p text:style-name="a166" text:class-names="" text:cond-style-name=""><text:span text:style-name="a163" text:class-names=""><text:date text:fixed="false" style:data-style-name="a164"/></text:span><text:span text:style-name="a165" text:class-names=""/></text:p>
        </draw:text-box>
        <svg:title/>
        <svg:desc/>
      </draw:frame>
      <draw:frame draw:id="id51" draw:layer="Master1-bg" presentation:style-name="a170" draw:name="Footer Placeholder 4" svg:x="4.59412in" svg:y="6.91146in" svg:width="4.35562in" svg:height="0.39931in" presentation:class="footer" presentation:placeholder="false">
        <draw:text-box>
          <text:p text:style-name="a169" text:class-names="" text:cond-style-name=""><text:span text:style-name="a168" text:class-names="">Sample Footer Text</text:span></text:p>
        </draw:text-box>
        <svg:title/>
        <svg:desc/>
      </draw:frame>
      <draw:frame draw:id="id52" presentation:style-name="a174" draw:name="Slide Number Placeholder 5" svg:x="12.23841in" svg:y="6.91667in" svg:width="0.87388in" svg:height="0.39931in" presentation:class="page-number" presentation:placeholder="false">
        <draw:text-box>
          <text:p text:style-name="a173" text:class-names="" text:cond-style-name=""><text:span text:style-name="a171" text:class-names=""><text:page-number style:num-format="1" text:fixed="false"/></text:span><text:span text:style-name="a172" text:class-names=""/></text:p>
        </draw:text-box>
        <svg:title/>
        <svg:desc/>
      </draw:frame>
    </style:master-page>
    <style:master-page style:name="Master1-Layout4-twoObj-Two-Content" style:page-layout-name="pageLayout1" draw:style-name="a175">
      <draw:frame draw:id="id53" draw:layer="Master1-bg" presentation:style-name="a179" draw:name="Title 1" svg:x="0.5in" svg:y="0.39931in" svg:width="11.72674in" svg:height="1.44965in" presentation:class="title" presentation:placeholder="false">
        <draw:text-box>
          <text:p text:style-name="a178" text:class-names="" text:cond-style-name=""><text:span text:style-name="a176" text:class-names="">Click to edit Master title style</text:span><text:span text:style-name="a177" text:class-names=""/></text:p>
        </draw:text-box>
        <svg:title/>
        <svg:desc/>
      </draw:frame>
      <draw:frame draw:id="id54" draw:layer="Master1-bg" presentation:style-name="a196" draw:name="Content Placeholder 2" svg:x="0.5in" svg:y="1.99653in" svg:width="6.08333in" svg:height="4.75868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Fifth level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draw:layer="Master1-bg" presentation:style-name="a212" draw:name="Content Placeholder 3" svg:x="6.75in" svg:y="1.99653in" svg:width="5.66667in" svg:height="4.75868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cond le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list text:style-name="a211">
                        <text:list-item>
                          <text:list text:style-name="a211">
                            <text:list-item>
                              <text:p text:style-name="a210" text:class-names="" text:cond-style-name=""><text:span text:style-name="a2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6" draw:layer="Master1-bg" presentation:style-name="a217" draw:name="Date Placeholder 4" svg:x="0.5in" svg:y="6.91667in" svg:width="2.79989in" svg:height="0.39931in" presentation:class="date-time" presentation:placeholder="false">
        <draw:text-box>
          <text:p text:style-name="a216" text:class-names="" text:cond-style-name=""><text:span text:style-name="a213" text:class-names=""><text:date text:fixed="false" style:data-style-name="a214"/></text:span><text:span text:style-name="a215" text:class-names=""/></text:p>
        </draw:text-box>
        <svg:title/>
        <svg:desc/>
      </draw:frame>
      <draw:frame draw:id="id57" presentation:style-name="a220" draw:name="Footer Placeholder 5" svg:x="4.59412in" svg:y="6.91146in" svg:width="4.35562in" svg:height="0.39931in" presentation:class="footer" presentation:placeholder="false">
        <draw:text-box>
          <text:p text:style-name="a219" text:class-names="" text:cond-style-name=""><text:span text:style-name="a218" text:class-names="">Sample Footer Text</text:span></text:p>
        </draw:text-box>
        <svg:title/>
        <svg:desc/>
      </draw:frame>
      <draw:frame draw:id="id58" presentation:style-name="a224" draw:name="Slide Number Placeholder 6" svg:x="12.23841in" svg:y="6.91667in" svg:width="0.87388in" svg:height="0.39931in" presentation:class="page-number" presentation:placeholder="false">
        <draw:text-box>
          <text:p text:style-name="a223" text:class-names="" text:cond-style-name=""><text:span text:style-name="a221" text:class-names=""><text:page-number style:num-format="1" text:fixed="false"/></text:span><text:span text:style-name="a222" text:class-names=""/></text:p>
        </draw:text-box>
        <svg:title/>
        <svg:desc/>
      </draw:frame>
    </style:master-page>
    <style:master-page style:name="Master1-Layout5-twoTxTwoObj-Comparison" style:page-layout-name="pageLayout1" draw:style-name="a225">
      <draw:frame draw:id="id59" draw:layer="Master1-bg" presentation:style-name="a228" draw:name="Title 1" svg:x="0.9184in" svg:y="0.39931in" svg:width="11.5in" svg:height="1.44965in" presentation:class="title" presentation:placeholder="false">
        <draw:text-box>
          <text:p text:style-name="a227" text:class-names="" text:cond-style-name=""><text:span text:style-name="a226" text:class-names="">Click to edit Master title style</text:span></text:p>
        </draw:text-box>
        <svg:title/>
        <svg:desc/>
      </draw:frame>
      <draw:frame draw:id="id60" draw:layer="Master1-bg" presentation:style-name="a232" draw:name="Text Placeholder 2" svg:x="0.9184in" svg:y="1.99132in" svg:width="5.64062in" svg:height="1.25868in" presentation:class="outline" presentation:placeholder="false">
        <draw:text-box>
          <text:list text:style-name="a231">
            <text:list-item>
              <text:p text:style-name="a230" text:class-names="" text:cond-style-name=""><text:span text:style-name="a229" text:class-names="">Click to edit Master text styles</text:span></text:p>
            </text:list-item>
          </text:list>
        </draw:text-box>
        <svg:title/>
        <svg:desc/>
      </draw:frame>
      <draw:frame draw:id="id61" draw:layer="Master1-bg" presentation:style-name="a249" draw:name="Content Placeholder 3" svg:x="0.9184in" svg:y="3.39236in" svg:width="5.64062in" svg:height="3.37674in" presentation:class="object" presentation:placeholder="false">
        <draw:text-box>
          <text:list text:style-name="a235">
            <text:list-item>
              <text:p text:style-name="a234" text:class-names="" text:cond-style-name=""><text:span text:style-name="a233" text:class-names="">Click to edit Master text styles</text:span></text:p>
            </text:list-item>
          </text:list>
          <text:list text:style-name="a238">
            <text:list-item>
              <text:list text:style-name="a238">
                <text:list-item>
                  <text:p text:style-name="a237" text:class-names="" text:cond-style-name=""><text:span text:style-name="a236" text:class-names="">Second level</text:span></text:p>
                </text:list-item>
              </text:list>
            </text:list-item>
          </text:list>
          <text:list text:style-name="a241">
            <text:list-item>
              <text:list text:style-name="a241">
                <text:list-item>
                  <text:list text:style-name="a241">
                    <text:list-item>
                      <text:p text:style-name="a240" text:class-names="" text:cond-style-name=""><text:span text:style-name="a239" text:class-names="">Third level</text:span></text:p>
                    </text:list-item>
                  </text:list>
                </text:list-item>
              </text:list>
            </text:list-item>
          </text:list>
          <text:list text:style-name="a244">
            <text:list-item>
              <text:list text:style-name="a244">
                <text:list-item>
                  <text:list text:style-name="a244">
                    <text:list-item>
                      <text:list text:style-name="a244">
                        <text:list-item>
                          <text:p text:style-name="a243" text:class-names="" text:cond-style-name=""><text:span text:style-name="a2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list text:style-name="a248">
                            <text:list-item>
                              <text:p text:style-name="a247" text:class-names="" text:cond-style-name=""><text:span text:style-name="a245" text:class-names="">Fifth level</text:span><text:span text:style-name="a2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draw:layer="Master1-bg" presentation:style-name="a253" draw:name="Text Placeholder 4" svg:x="6.75in" svg:y="1.99132in" svg:width="5.6684in" svg:height="1.25868in" presentation:class="outline" presentation:placeholder="false">
        <draw:text-box>
          <text:list text:style-name="a252">
            <text:list-item>
              <text:p text:style-name="a251" text:class-names="" text:cond-style-name=""><text:span text:style-name="a250" text:class-names="">Click to edit Master text styles</text:span></text:p>
            </text:list-item>
          </text:list>
        </draw:text-box>
        <svg:title/>
        <svg:desc/>
      </draw:frame>
      <draw:frame draw:id="id63" presentation:style-name="a270" draw:name="Content Placeholder 5" svg:x="6.75in" svg:y="3.39236in" svg:width="5.6684in" svg:height="3.37674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9">
            <text:list-item>
              <text:list text:style-name="a269">
                <text:list-item>
                  <text:list text:style-name="a269">
                    <text:list-item>
                      <text:list text:style-name="a269">
                        <text:list-item>
                          <text:list text:style-name="a269">
                            <text:list-item>
                              <text:p text:style-name="a268" text:class-names="" text:cond-style-name=""><text:span text:style-name="a266" text:class-names="">Fifth level</text:span><text:span text:style-name="a2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275" draw:name="Date Placeholder 6" svg:x="0.5in" svg:y="6.91667in" svg:width="2.79989in" svg:height="0.39931in" presentation:class="date-time" presentation:placeholder="false">
        <draw:text-box>
          <text:p text:style-name="a274" text:class-names="" text:cond-style-name=""><text:span text:style-name="a271" text:class-names=""><text:date text:fixed="false" style:data-style-name="a272"/></text:span><text:span text:style-name="a273" text:class-names=""/></text:p>
        </draw:text-box>
        <svg:title/>
        <svg:desc/>
      </draw:frame>
      <draw:frame draw:id="id65" presentation:style-name="a278" draw:name="Footer Placeholder 7" svg:x="4.59412in" svg:y="6.91146in" svg:width="4.35562in" svg:height="0.39931in" presentation:class="footer" presentation:placeholder="false">
        <draw:text-box>
          <text:p text:style-name="a277" text:class-names="" text:cond-style-name=""><text:span text:style-name="a276" text:class-names="">Sample Footer Text</text:span></text:p>
        </draw:text-box>
        <svg:title/>
        <svg:desc/>
      </draw:frame>
      <draw:frame draw:id="id66" presentation:style-name="a282" draw:name="Slide Number Placeholder 8" svg:x="12.23841in" svg:y="6.91667in" svg:width="0.87388in" svg:height="0.39931in" presentation:class="page-number" presentation:placeholder="false">
        <draw:text-box>
          <text:p text:style-name="a281" text:class-names="" text:cond-style-name=""><text:span text:style-name="a279" text:class-names=""><text:page-number style:num-format="1" text:fixed="false"/></text:span><text:span text:style-name="a280" text:class-names=""/></text:p>
        </draw:text-box>
        <svg:title/>
        <svg:desc/>
      </draw:frame>
    </style:master-page>
    <style:master-page style:name="Master1-Layout6-titleOnly-Title-Only" style:page-layout-name="pageLayout1" draw:style-name="a283">
      <draw:frame draw:id="id67" draw:layer="Master1-bg" presentation:style-name="a287" draw:name="Title 1" svg:x="0.5in" svg:y="0.39931in" svg:width="11.72674in" svg:height="1.44965in" presentation:class="title" presentation:placeholder="false">
        <draw:text-box>
          <text:p text:style-name="a286" text:class-names="" text:cond-style-name=""><text:span text:style-name="a284" text:class-names="">Click to edit Master title style</text:span><text:span text:style-name="a285" text:class-names=""/></text:p>
        </draw:text-box>
        <svg:title/>
        <svg:desc/>
      </draw:frame>
      <draw:frame draw:id="id68" draw:layer="Master1-bg" presentation:style-name="a292" draw:name="Date Placeholder 2" svg:x="0.5in" svg:y="6.91667in" svg:width="2.79989in" svg:height="0.39931in" presentation:class="date-time" presentation:placeholder="false">
        <draw:text-box>
          <text:p text:style-name="a291" text:class-names="" text:cond-style-name=""><text:span text:style-name="a288" text:class-names=""><text:date text:fixed="false" style:data-style-name="a289"/></text:span><text:span text:style-name="a290" text:class-names=""/></text:p>
        </draw:text-box>
        <svg:title/>
        <svg:desc/>
      </draw:frame>
      <draw:frame draw:id="id69" draw:layer="Master1-bg" presentation:style-name="a295" draw:name="Footer Placeholder 3" svg:x="4.59412in" svg:y="6.91146in" svg:width="4.35562in" svg:height="0.39931in" presentation:class="footer" presentation:placeholder="false">
        <draw:text-box>
          <text:p text:style-name="a294" text:class-names="" text:cond-style-name=""><text:span text:style-name="a293" text:class-names="">Sample Footer Text</text:span></text:p>
        </draw:text-box>
        <svg:title/>
        <svg:desc/>
      </draw:frame>
      <draw:frame draw:id="id70" draw:layer="Master1-bg" presentation:style-name="a299" draw:name="Slide Number Placeholder 4" svg:x="12.23841in" svg:y="6.91667in" svg:width="0.87388in" svg:height="0.39931in" presentation:class="page-number" presentation:placeholder="false">
        <draw:text-box>
          <text:p text:style-name="a298" text:class-names="" text:cond-style-name=""><text:span text:style-name="a296" text:class-names=""><text:page-number style:num-format="1" text:fixed="false"/></text:span><text:span text:style-name="a297" text:class-names=""/></text:p>
        </draw:text-box>
        <svg:title/>
        <svg:desc/>
      </draw:frame>
    </style:master-page>
    <style:master-page style:name="Master1-Layout7-blank-Blank" style:page-layout-name="pageLayout1" draw:style-name="a300">
      <draw:frame draw:id="id71" draw:layer="Master1-bg" presentation:style-name="a305" draw:name="Date Placeholder 1" svg:x="0.5in" svg:y="6.91667in" svg:width="2.79989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</draw:text-box>
        <svg:title/>
        <svg:desc/>
      </draw:frame>
      <draw:frame draw:id="id72" draw:layer="Master1-bg" presentation:style-name="a308" draw:name="Footer Placeholder 2" svg:x="4.59412in" svg:y="6.91146in" svg:width="4.35562in" svg:height="0.39931in" presentation:class="footer" presentation:placeholder="false">
        <draw:text-box>
          <text:p text:style-name="a307" text:class-names="" text:cond-style-name=""><text:span text:style-name="a306" text:class-names="">Sample Footer Text</text:span></text:p>
        </draw:text-box>
        <svg:title/>
        <svg:desc/>
      </draw:frame>
      <draw:frame draw:id="id73" draw:layer="Master1-bg" presentation:style-name="a312" draw:name="Slide Number Placeholder 3" svg:x="12.23841in" svg:y="6.91667in" svg:width="0.87388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</style:master-page>
    <style:master-page style:name="Master1-Layout8-objTx-Content-with-Caption" style:page-layout-name="pageLayout1" draw:style-name="a313">
      <draw:frame draw:id="id74" draw:layer="Master1-bg" presentation:style-name="a317" draw:name="Title 1" svg:x="0.9184in" svg:y="0.75in" svg:width="4.30035in" svg:height="2.16667in" presentation:class="title" presentation:placeholder="false">
        <draw:text-box>
          <text:p text:style-name="a316" text:class-names="" text:cond-style-name=""><text:span text:style-name="a314" text:class-names="">Click to edit Master title style</text:span><text:span text:style-name="a315" text:class-names=""/></text:p>
        </draw:text-box>
        <svg:title/>
        <svg:desc/>
      </draw:frame>
      <draw:frame draw:id="id75" draw:layer="Master1-bg" presentation:style-name="a334" draw:name="Content Placeholder 2" svg:x="5.6684in" svg:y="0.75in" svg:width="6.75in" svg:height="5.65972in" presentation:class="object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Second level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hird level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Fifth level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draw:layer="Master1-bg" presentation:style-name="a338" draw:name="Text Placeholder 3" svg:x="0.9184in" svg:y="3.25in" svg:width="4.30035in" svg:height="3.1684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Click to edit Master text styles</text:span></text:p>
            </text:list-item>
          </text:list>
        </draw:text-box>
        <svg:title/>
        <svg:desc/>
      </draw:frame>
      <draw:frame draw:id="id77" draw:layer="Master1-bg" presentation:style-name="a343" draw:name="Date Placeholder 4" svg:x="0.5in" svg:y="6.91667in" svg:width="2.79989in" svg:height="0.39931in" presentation:class="date-time" presentation:placeholder="false">
        <draw:text-box>
          <text:p text:style-name="a342" text:class-names="" text:cond-style-name=""><text:span text:style-name="a339" text:class-names=""><text:date text:fixed="false" style:data-style-name="a340"/></text:span><text:span text:style-name="a341" text:class-names=""/></text:p>
        </draw:text-box>
        <svg:title/>
        <svg:desc/>
      </draw:frame>
      <draw:frame draw:id="id78" presentation:style-name="a346" draw:name="Footer Placeholder 5" svg:x="4.59412in" svg:y="6.91146in" svg:width="4.35562in" svg:height="0.39931in" presentation:class="footer" presentation:placeholder="false">
        <draw:text-box>
          <text:p text:style-name="a345" text:class-names="" text:cond-style-name=""><text:span text:style-name="a344" text:class-names="">Sample Footer Text</text:span></text:p>
        </draw:text-box>
        <svg:title/>
        <svg:desc/>
      </draw:frame>
      <draw:frame draw:id="id79" presentation:style-name="a350" draw:name="Slide Number Placeholder 6" svg:x="12.23841in" svg:y="6.91667in" svg:width="0.87388in" svg:height="0.39931in" presentation:class="page-number" presentation:placeholder="false">
        <draw:text-box>
          <text:p text:style-name="a349" text:class-names="" text:cond-style-name=""><text:span text:style-name="a347" text:class-names=""><text:page-number style:num-format="1" text:fixed="false"/></text:span><text:span text:style-name="a348" text:class-names=""/></text:p>
        </draw:text-box>
        <svg:title/>
        <svg:desc/>
      </draw:frame>
    </style:master-page>
    <style:master-page style:name="Master1-Layout9-picTx-Picture-with-Caption" style:page-layout-name="pageLayout1" draw:style-name="a351">
      <draw:frame draw:id="id80" draw:layer="Master1-bg" presentation:style-name="a355" draw:name="Title 1" svg:x="0.9184in" svg:y="0.75in" svg:width="4.30035in" svg:height="2.41667in" presentation:class="title" presentation:placeholder="false">
        <draw:text-box>
          <text:p text:style-name="a354" text:class-names="" text:cond-style-name=""><text:span text:style-name="a352" text:class-names="">Click to edit Master title style</text:span><text:span text:style-name="a353" text:class-names=""/></text:p>
        </draw:text-box>
        <svg:title/>
        <svg:desc/>
      </draw:frame>
      <draw:frame draw:id="id81" draw:layer="Master1-bg" presentation:style-name="a359" draw:name="Picture Placeholder 2" svg:x="5.6684in" svg:y="0.75in" svg:width="6.75in" svg:height="5.65972in" presentation:class="graphic" presentation:placeholder="false">
        <draw:text-box>
          <text:p text:style-name="a358" text:class-names="" text:cond-style-name=""><text:span text:style-name="a356" text:class-names="">Click icon to add picture</text:span><text:span text:style-name="a357" text:class-names=""/></text:p>
        </draw:text-box>
        <svg:title/>
        <svg:desc/>
      </draw:frame>
      <draw:frame draw:id="id82" draw:layer="Master1-bg" presentation:style-name="a363" draw:name="Text Placeholder 3" svg:x="0.9184in" svg:y="3.25in" svg:width="4.30035in" svg:height="3.1684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>Click to edit Master text styles</text:span></text:p>
            </text:list-item>
          </text:list>
        </draw:text-box>
        <svg:title/>
        <svg:desc/>
      </draw:frame>
      <draw:frame draw:id="id83" draw:layer="Master1-bg" presentation:style-name="a368" draw:name="Date Placeholder 4" svg:x="0.5in" svg:y="6.91667in" svg:width="2.79989in" svg:height="0.39931in" presentation:class="date-time" presentation:placeholder="false">
        <draw:text-box>
          <text:p text:style-name="a367" text:class-names="" text:cond-style-name=""><text:span text:style-name="a364" text:class-names=""><text:date text:fixed="false" style:data-style-name="a365"/></text:span><text:span text:style-name="a366" text:class-names=""/></text:p>
        </draw:text-box>
        <svg:title/>
        <svg:desc/>
      </draw:frame>
      <draw:frame draw:id="id84" presentation:style-name="a371" draw:name="Footer Placeholder 5" svg:x="4.59412in" svg:y="6.91146in" svg:width="4.35562in" svg:height="0.39931in" presentation:class="footer" presentation:placeholder="false">
        <draw:text-box>
          <text:p text:style-name="a370" text:class-names="" text:cond-style-name=""><text:span text:style-name="a369" text:class-names="">Sample Footer Text</text:span></text:p>
        </draw:text-box>
        <svg:title/>
        <svg:desc/>
      </draw:frame>
      <draw:frame draw:id="id85" presentation:style-name="a375" draw:name="Slide Number Placeholder 6" svg:x="12.23841in" svg:y="6.91667in" svg:width="0.87388in" svg:height="0.39931in" presentation:class="page-number" presentation:placeholder="false">
        <draw:text-box>
          <text:p text:style-name="a374" text:class-names="" text:cond-style-name=""><text:span text:style-name="a372" text:class-names=""><text:page-number style:num-format="1" text:fixed="false"/></text:span><text:span text:style-name="a373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76">
      <draw:frame draw:id="id86" draw:layer="Master1-bg" presentation:style-name="a379" draw:name="Title 1" svg:x="0.5in" svg:y="0.39931in" svg:width="11.72674in" svg:height="1.44965in" presentation:class="title" presentation:placeholder="false">
        <draw:text-box>
          <text:p text:style-name="a378" text:class-names="" text:cond-style-name=""><text:span text:style-name="a377" text:class-names="">Click to edit Master title style</text:span></text:p>
        </draw:text-box>
        <svg:title/>
        <svg:desc/>
      </draw:frame>
      <draw:frame draw:id="id87" draw:layer="Master1-bg" presentation:style-name="a396" draw:name="Vertical Text Placeholder 2" svg:x="0.5in" svg:y="1.99653in" svg:width="11.72674in" svg:height="4.75868in" presentation:class="outline" presentation:placeholder="false">
        <draw:text-box>
          <text:list text:style-name="a382">
            <text:list-item>
              <text:p text:style-name="a381" text:class-names="" text:cond-style-name=""><text:span text:style-name="a380" text:class-names="">Click to edit Master text styles</text:span></text:p>
            </text:list-item>
          </text:list>
          <text:list text:style-name="a385">
            <text:list-item>
              <text:list text:style-name="a385">
                <text:list-item>
                  <text:p text:style-name="a384" text:class-names="" text:cond-style-name=""><text:span text:style-name="a383" text:class-names="">Second level</text:span></text:p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p text:style-name="a387" text:class-names="" text:cond-style-name=""><text:span text:style-name="a386" text:class-names="">Third level</text:span></text:p>
                    </text:list-item>
                  </text:list>
                </text:list-item>
              </text:list>
            </text:list-item>
          </text:list>
          <text:list text:style-name="a391">
            <text:list-item>
              <text:list text:style-name="a391">
                <text:list-item>
                  <text:list text:style-name="a391">
                    <text:list-item>
                      <text:list text:style-name="a391">
                        <text:list-item>
                          <text:p text:style-name="a390" text:class-names="" text:cond-style-name=""><text:span text:style-name="a3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5">
            <text:list-item>
              <text:list text:style-name="a395">
                <text:list-item>
                  <text:list text:style-name="a395">
                    <text:list-item>
                      <text:list text:style-name="a395">
                        <text:list-item>
                          <text:list text:style-name="a395">
                            <text:list-item>
                              <text:p text:style-name="a394" text:class-names="" text:cond-style-name=""><text:span text:style-name="a392" text:class-names="">Fifth level</text:span><text:span text:style-name="a3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draw:layer="Master1-bg" presentation:style-name="a401" draw:name="Date Placeholder 3" svg:x="0.5in" svg:y="6.91667in" svg:width="2.79989in" svg:height="0.39931in" presentation:class="date-time" presentation:placeholder="false">
        <draw:text-box>
          <text:p text:style-name="a400" text:class-names="" text:cond-style-name=""><text:span text:style-name="a397" text:class-names=""><text:date text:fixed="false" style:data-style-name="a398"/></text:span><text:span text:style-name="a399" text:class-names=""/></text:p>
        </draw:text-box>
        <svg:title/>
        <svg:desc/>
      </draw:frame>
      <draw:frame draw:id="id89" draw:layer="Master1-bg" presentation:style-name="a404" draw:name="Footer Placeholder 4" svg:x="4.59412in" svg:y="6.91146in" svg:width="4.35562in" svg:height="0.39931in" presentation:class="footer" presentation:placeholder="false">
        <draw:text-box>
          <text:p text:style-name="a403" text:class-names="" text:cond-style-name=""><text:span text:style-name="a402" text:class-names="">Sample Footer Text</text:span></text:p>
        </draw:text-box>
        <svg:title/>
        <svg:desc/>
      </draw:frame>
      <draw:frame draw:id="id90" presentation:style-name="a408" draw:name="Slide Number Placeholder 5" svg:x="12.23841in" svg:y="6.91667in" svg:width="0.87388in" svg:height="0.39931in" presentation:class="page-number" presentation:placeholder="false">
        <draw:text-box>
          <text:p text:style-name="a407" text:class-names="" text:cond-style-name=""><text:span text:style-name="a405" text:class-names=""><text:page-number style:num-format="1" text:fixed="false"/></text:span><text:span text:style-name="a406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409">
      <draw:frame draw:id="id91" draw:layer="Master1-bg" presentation:style-name="a412" draw:name="Vertical Title 1" svg:x="9.54167in" svg:y="0.39931in" svg:width="2.875in" svg:height="6.3559in" presentation:class="title" presentation:placeholder="false">
        <draw:text-box>
          <text:p text:style-name="a411" text:class-names="" text:cond-style-name=""><text:span text:style-name="a410" text:class-names="">Click to edit Master title style</text:span></text:p>
        </draw:text-box>
        <svg:title/>
        <svg:desc/>
      </draw:frame>
      <draw:frame draw:id="id92" draw:layer="Master1-bg" presentation:style-name="a428" draw:name="Vertical Text Placeholder 2" svg:x="0.91667in" svg:y="0.39931in" svg:width="8.45833in" svg:height="6.3559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3" text:class-names="">Click to edit Master text styles</text:span></text:p>
            </text:list-item>
          </text:list>
          <text:list text:style-name="a418">
            <text:list-item>
              <text:list text:style-name="a418">
                <text:list-item>
                  <text:p text:style-name="a417" text:class-names="" text:cond-style-name=""><text:span text:style-name="a416" text:class-names="">Second level</text:span></text:p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p text:style-name="a420" text:class-names="" text:cond-style-name=""><text:span text:style-name="a419" text:class-names="">Third level</text:span></text:p>
                    </text:list-item>
                  </text:list>
                </text:list-item>
              </text:list>
            </text:list-item>
          </text:list>
          <text:list text:style-name="a424">
            <text:list-item>
              <text:list text:style-name="a424">
                <text:list-item>
                  <text:list text:style-name="a424">
                    <text:list-item>
                      <text:list text:style-name="a424">
                        <text:list-item>
                          <text:p text:style-name="a423" text:class-names="" text:cond-style-name=""><text:span text:style-name="a4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7">
            <text:list-item>
              <text:list text:style-name="a427">
                <text:list-item>
                  <text:list text:style-name="a427">
                    <text:list-item>
                      <text:list text:style-name="a427">
                        <text:list-item>
                          <text:list text:style-name="a427">
                            <text:list-item>
                              <text:p text:style-name="a426" text:class-names="" text:cond-style-name=""><text:span text:style-name="a4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draw:layer="Master1-bg" presentation:style-name="a433" draw:name="Date Placeholder 3" svg:x="0.57255in" svg:y="6.91667in" svg:width="2.79989in" svg:height="0.39931in" presentation:class="date-time" presentation:placeholder="false">
        <draw:text-box>
          <text:p text:style-name="a432" text:class-names="" text:cond-style-name=""><text:span text:style-name="a429" text:class-names=""><text:date text:fixed="false" style:data-style-name="a430"/></text:span><text:span text:style-name="a431" text:class-names=""/></text:p>
        </draw:text-box>
        <svg:title/>
        <svg:desc/>
      </draw:frame>
      <draw:frame draw:id="id94" draw:layer="Master1-bg" presentation:style-name="a436" draw:name="Footer Placeholder 4" svg:x="4.66667in" svg:y="6.91146in" svg:width="4.35562in" svg:height="0.39931in" presentation:class="footer" presentation:placeholder="false">
        <draw:text-box>
          <text:p text:style-name="a435" text:class-names="" text:cond-style-name=""><text:span text:style-name="a434" text:class-names="">Sample Footer Text</text:span></text:p>
        </draw:text-box>
        <svg:title/>
        <svg:desc/>
      </draw:frame>
      <draw:frame draw:id="id95" presentation:style-name="a440" draw:name="Slide Number Placeholder 5" svg:x="12.23841in" svg:y="6.91667in" svg:width="0.87388in" svg:height="0.39931in" presentation:class="page-number" presentation:placeholder="false">
        <draw:text-box>
          <text:p text:style-name="a439" text:class-names="" text:cond-style-name=""><text:span text:style-name="a437" text:class-names=""><text:page-number style:num-format="1" text:fixed="false"/></text:span><text:span text:style-name="a43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-</meta:initial-creator>
    <dc:creator>-</dc:creator>
    <meta:creation-date>2022-10-17T05:26:02Z</meta:creation-date>
    <dc:date>2022-10-17T05:27:17Z</dc:date>
    <meta:editing-cycles>4</meta:editing-cycles>
    <meta:editing-duration>PT0S</meta:editing-duration>
    <meta:document-statistic meta:paragraph-count="5" meta:word-count="10"/>
  </office:meta>
</office:document-meta>
</file>